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Pictures/2000002B00000A7700000214E497EBA9.svm" manifest:media-type=""/>
  <manifest:file-entry manifest:full-path="Pictures/2000004700000E8E000002148D3F05ED.svm" manifest:media-type=""/>
  <manifest:file-entry manifest:full-path="Pictures/2000004700000DBE00000214AFBCD783.svm" manifest:media-type=""/>
  <manifest:file-entry manifest:full-path="Pictures/20000024000007C6000001D4C9E543C3.svm" manifest:media-type=""/>
  <manifest:file-entry manifest:full-path="Pictures/2000004000000C3600000214FEA6E3C7.svm" manifest:media-type=""/>
  <manifest:file-entry manifest:full-path="Pictures/2000004700000DE8000002149957B81B.svm" manifest:media-type=""/>
  <manifest:file-entry manifest:full-path="Pictures/2000004000000A6600000214427111E7.svm" manifest:media-type=""/>
  <manifest:file-entry manifest:full-path="Pictures/2000004000000BDD000001D462B86D40.svm" manifest:media-type=""/>
  <manifest:file-entry manifest:full-path="Pictures/2000004000000F5700000214E8EBEAEF.svm" manifest:media-type=""/>
  <manifest:file-entry manifest:full-path="Pictures/2000002400000799000001D4B988C801.svm" manifest:media-type=""/>
  <manifest:file-entry manifest:full-path="Pictures/2000004000000C67000002145A8ADD28.svm" manifest:media-type=""/>
  <manifest:file-entry manifest:full-path="Pictures/2000004000000C6600000214A93C92C6.svm" manifest:media-type=""/>
  <manifest:file-entry manifest:full-path="Pictures/2000005500000E8B00000214EC0F02E2.svm" manifest:media-type=""/>
  <manifest:file-entry manifest:full-path="Pictures/2000003200000C310000021490683DD3.svm" manifest:media-type=""/>
  <manifest:file-entry manifest:full-path="Pictures/200000240000059D000001D45F006AA1.svm" manifest:media-type=""/>
  <manifest:file-entry manifest:full-path="Pictures/2000000F00000825000001D4AE85CCDF.svm" manifest:media-type=""/>
  <manifest:file-entry manifest:full-path="Pictures/2000000F00000371000001D498A77617.svm" manifest:media-type=""/>
  <manifest:file-entry manifest:full-path="Pictures/100000000000002500000023EB4E9695.png" manifest:media-type="image/png"/>
  <manifest:file-entry manifest:full-path="Pictures/2000004E000010A4000002146E8DACB6.svm" manifest:media-type=""/>
  <manifest:file-entry manifest:full-path="Pictures/10000201000000820000009695B8D744.png" manifest:media-type="image/png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tarSymbol" svg:font-family="StarSymbol" style:font-charset="x-symbol"/>
    <style:font-face style:name="F" svg:font-family="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6.02cm" table:align="margins"/>
    </style:style>
    <style:style style:name="Table4.A" style:family="table-column">
      <style:table-column-properties style:column-width="2.669cm" style:rel-column-width="10920*"/>
    </style:style>
    <style:style style:name="Table4.B" style:family="table-column">
      <style:table-column-properties style:column-width="3.547cm" style:rel-column-width="14510*"/>
    </style:style>
    <style:style style:name="Table4.C" style:family="table-column">
      <style:table-column-properties style:column-width="3.307cm" style:rel-column-width="13531*"/>
    </style:style>
    <style:style style:name="Table4.D" style:family="table-column">
      <style:table-column-properties style:column-width="2.626cm" style:rel-column-width="10743*"/>
    </style:style>
    <style:style style:name="Table4.E" style:family="table-column">
      <style:table-column-properties style:column-width="2.743cm" style:rel-column-width="11219*"/>
    </style:style>
    <style:style style:name="Table4.F" style:family="table-column">
      <style:table-column-properties style:column-width="1.127cm" style:rel-column-width="461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02cm" table:align="margins"/>
    </style:style>
    <style:style style:name="Table1.A" style:family="table-column">
      <style:table-column-properties style:column-width="2.669cm" style:rel-column-width="10920*"/>
    </style:style>
    <style:style style:name="Table1.B" style:family="table-column">
      <style:table-column-properties style:column-width="3.547cm" style:rel-column-width="14510*"/>
    </style:style>
    <style:style style:name="Table1.C" style:family="table-column">
      <style:table-column-properties style:column-width="3.307cm" style:rel-column-width="13531*"/>
    </style:style>
    <style:style style:name="Table1.D" style:family="table-column">
      <style:table-column-properties style:column-width="2.626cm" style:rel-column-width="10743*"/>
    </style:style>
    <style:style style:name="Table1.E" style:family="table-column">
      <style:table-column-properties style:column-width="2.743cm" style:rel-column-width="11219*"/>
    </style:style>
    <style:style style:name="Table1.F" style:family="table-column">
      <style:table-column-properties style:column-width="1.127cm" style:rel-column-width="461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02cm" table:align="margins"/>
    </style:style>
    <style:style style:name="Table5.A" style:family="table-column">
      <style:table-column-properties style:column-width="3.203cm" style:rel-column-width="13106*"/>
    </style:style>
    <style:style style:name="Table5.B" style:family="table-column">
      <style:table-column-properties style:column-width="3.203cm" style:rel-column-width="13107*"/>
    </style:style>
    <style:style style:name="Table5.E" style:family="table-column">
      <style:table-column-properties style:column-width="3.205cm" style:rel-column-width="1310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weight="bold" officeooo:rsid="00028145" officeooo:paragraph-rsid="008de694" style:font-weight-asian="bold" style:font-weight-complex="bold"/>
    </style:style>
    <style:style style:name="P12" style:family="paragraph" style:parent-style-name="Standard">
      <style:text-properties style:font-name="Liberation Serif" fo:font-size="11pt" fo:font-style="normal" fo:font-weight="normal" officeooo:rsid="003d5a41" officeooo:paragraph-rsid="008de694" style:font-size-asian="11pt" style:font-style-asian="normal" style:font-weight-asian="normal"/>
    </style:style>
    <style:style style:name="P13" style:family="paragraph" style:parent-style-name="Standard">
      <style:text-properties style:font-name="Liberation Serif1" fo:font-style="normal" fo:font-weight="normal" officeooo:rsid="041be12b" officeooo:paragraph-rsid="008de694" style:font-style-asian="normal" style:font-weight-asian="normal" style:font-style-complex="normal" style:font-weight-complex="normal"/>
    </style:style>
    <style:style style:name="P14" style:family="paragraph" style:parent-style-name="Footer">
      <style:text-properties style:font-name="Liberation Serif" officeooo:rsid="004f790c" officeooo:paragraph-rsid="004f790c"/>
    </style:style>
    <style:style style:name="P1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6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17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8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9" style:family="paragraph" style:parent-style-name="Text_20_body">
      <style:text-properties style:font-name="Liberation Serif1" fo:font-style="normal" fo:font-weight="normal" officeooo:rsid="041be12b" officeooo:paragraph-rsid="008de694" style:font-style-asian="normal" style:font-weight-asian="normal" style:font-style-complex="normal" style:font-weight-complex="normal"/>
    </style:style>
    <style:style style:name="P20" style:family="paragraph" style:parent-style-name="Table_20_Contents">
      <style:text-properties style:font-name="Liberation Serif" officeooo:rsid="0362634e" officeooo:paragraph-rsid="008de694"/>
    </style:style>
    <style:style style:name="P21" style:family="paragraph" style:parent-style-name="Table_20_Contents">
      <style:text-properties style:font-name="Liberation Serif" officeooo:rsid="003d5a41" officeooo:paragraph-rsid="008de694"/>
    </style:style>
    <style:style style:name="P22" style:family="paragraph" style:parent-style-name="Table_20_Contents">
      <style:text-properties style:font-name="Liberation Serif" fo:font-size="11pt" fo:font-style="normal" fo:font-weight="normal" officeooo:rsid="003d5a41" officeooo:paragraph-rsid="008de694" style:font-size-asian="11pt" style:font-style-asian="normal" style:font-weight-asian="normal"/>
    </style:style>
    <style:style style:name="P23" style:family="paragraph" style:parent-style-name="Table_20_Contents">
      <style:text-properties style:font-name="Liberation Serif" fo:font-size="11pt" fo:font-style="normal" fo:font-weight="normal" officeooo:rsid="03638a15" officeooo:paragraph-rsid="008de694" style:font-size-asian="11pt" style:font-style-asian="normal" style:font-weight-asian="normal"/>
    </style:style>
    <style:style style:name="P24" style:family="paragraph" style:parent-style-name="Table_20_Contents">
      <style:text-properties style:font-name="Liberation Serif" fo:font-size="11pt" fo:font-style="normal" fo:font-weight="normal" officeooo:rsid="00503360" officeooo:paragraph-rsid="008de694" style:font-size-asian="11pt" style:font-style-asian="normal" style:font-weight-asian="normal"/>
    </style:style>
    <style:style style:name="P25" style:family="paragraph" style:parent-style-name="Table_20_Contents">
      <style:text-properties style:font-name="Liberation Serif" fo:font-size="11pt" fo:font-style="normal" fo:font-weight="normal" officeooo:rsid="0036d282" officeooo:paragraph-rsid="008de694" style:font-size-asian="11pt" style:font-style-asian="normal" style:font-weight-asian="normal"/>
    </style:style>
    <style:style style:name="P26" style:family="paragraph" style:parent-style-name="Table_20_Contents">
      <style:text-properties style:font-name="Liberation Serif" officeooo:rsid="0364880b" officeooo:paragraph-rsid="008de694"/>
    </style:style>
    <style:style style:name="P27" style:family="paragraph" style:parent-style-name="Table_20_Contents">
      <style:text-properties style:font-name="Liberation Serif" officeooo:rsid="03638a15" officeooo:paragraph-rsid="008de694"/>
    </style:style>
    <style:style style:name="P28" style:family="paragraph" style:parent-style-name="Table_20_Contents">
      <style:text-properties style:font-name="Liberation Serif" officeooo:paragraph-rsid="008de694"/>
    </style:style>
    <style:style style:name="P29" style:family="paragraph" style:parent-style-name="Standard">
      <style:text-properties style:font-name="Liberation Serif" fo:font-size="11pt" fo:font-style="normal" fo:font-weight="normal" officeooo:rsid="00503360" officeooo:paragraph-rsid="008e8861" style:font-size-asian="11pt" style:font-style-asian="normal" style:font-weight-asian="normal"/>
    </style:style>
    <style:style style:name="P30" style:family="paragraph" style:parent-style-name="Standard">
      <style:text-properties style:font-name="Liberation Serif" fo:font-size="11pt" fo:font-style="normal" fo:font-weight="normal" officeooo:rsid="003d5a41" officeooo:paragraph-rsid="008e8861" style:font-size-asian="11pt" style:font-style-asian="normal" style:font-weight-asian="normal"/>
    </style:style>
    <style:style style:name="P31" style:family="paragraph" style:parent-style-name="Standard">
      <style:text-properties style:font-name="Liberation Serif" fo:font-size="11pt" fo:font-style="normal" fo:font-weight="normal" officeooo:rsid="003d5a41" officeooo:paragraph-rsid="008de694" style:font-size-asian="11pt" style:font-style-asian="normal" style:font-weight-asian="normal"/>
    </style:style>
    <style:style style:name="P32" style:family="paragraph" style:parent-style-name="Standard">
      <style:text-properties style:font-name="Liberation Serif" fo:font-size="11pt" fo:font-style="normal" fo:font-weight="normal" officeooo:rsid="0036d282" officeooo:paragraph-rsid="008e8861" style:font-size-asian="11pt" style:font-style-asian="normal" style:font-weight-asian="normal"/>
    </style:style>
    <style:style style:name="P33" style:family="paragraph" style:parent-style-name="Standard">
      <style:text-properties style:font-name="Liberation Serif" officeooo:rsid="004e5b79" officeooo:paragraph-rsid="008e8861"/>
    </style:style>
    <style:style style:name="P34" style:family="paragraph" style:parent-style-name="Standard">
      <style:text-properties style:font-name="Liberation Serif" officeooo:paragraph-rsid="008de694"/>
    </style:style>
    <style:style style:name="P35" style:family="paragraph" style:parent-style-name="Standard">
      <style:text-properties style:font-name="Liberation Serif" officeooo:rsid="03638a15" officeooo:paragraph-rsid="008de694"/>
    </style:style>
    <style:style style:name="P36" style:family="paragraph" style:parent-style-name="Standard">
      <style:text-properties style:font-name="Liberation Serif" officeooo:rsid="03638a15" officeooo:paragraph-rsid="009394b4"/>
    </style:style>
    <style:style style:name="P37" style:family="paragraph" style:parent-style-name="Standard">
      <style:text-properties style:font-name="Liberation Serif" officeooo:rsid="03638a15" officeooo:paragraph-rsid="0095655e"/>
    </style:style>
    <style:style style:name="P38" style:family="paragraph" style:parent-style-name="Standard">
      <style:text-properties style:font-name="Liberation Serif" officeooo:rsid="0095655e" officeooo:paragraph-rsid="0095655e"/>
    </style:style>
    <style:style style:name="P39" style:family="paragraph" style:parent-style-name="Standard">
      <style:text-properties style:font-name="Liberation Serif1" fo:font-style="normal" fo:font-weight="normal" officeooo:rsid="041be12b" officeooo:paragraph-rsid="008e8861" style:font-style-asian="normal" style:font-weight-asian="normal" style:font-style-complex="normal" style:font-weight-complex="normal"/>
    </style:style>
    <style:style style:name="P40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1" style:family="paragraph" style:parent-style-name="Standard">
      <style:paragraph-properties fo:break-before="page"/>
      <style:text-properties style:font-name="Liberation Serif" fo:font-weight="bold" officeooo:rsid="000511a6" officeooo:paragraph-rsid="000511a6" style:font-weight-asian="bold" style:font-weight-complex="bold"/>
    </style:style>
    <style:style style:name="P42" style:family="paragraph" style:parent-style-name="Standard">
      <style:paragraph-properties fo:break-before="page"/>
      <style:text-properties style:font-name="Liberation Serif" fo:font-style="normal" fo:font-weight="bold" officeooo:rsid="00028145" officeooo:paragraph-rsid="009394b4" style:font-style-asian="normal" style:font-weight-asian="bold" style:font-style-complex="normal" style:font-weight-complex="bold"/>
    </style:style>
    <style:style style:name="P43" style:family="paragraph" style:parent-style-name="Text_20_body" style:list-style-name="L14">
      <style:text-properties style:font-name="Liberation Serif1" fo:font-style="normal" fo:font-weight="normal" officeooo:rsid="041be12b" officeooo:paragraph-rsid="008de694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font-name="Liberation Serif1" fo:font-style="normal" fo:font-weight="normal" officeooo:rsid="041be12b" officeooo:paragraph-rsid="008de694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Liberation Serif1" fo:font-style="normal" fo:font-weight="normal" officeooo:rsid="041be12b" officeooo:paragraph-rsid="008e8861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style:font-name="Liberation Serif1" fo:font-style="normal" fo:font-weight="normal" officeooo:rsid="041be12b" officeooo:paragraph-rsid="00902c89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style:font-name="Liberation Serif1" fo:font-style="normal" fo:font-weight="normal" officeooo:rsid="0057d772" officeooo:paragraph-rsid="008e8861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font-name="Liberation Serif1" fo:font-style="normal" fo:font-weight="normal" officeooo:rsid="036c777f" officeooo:paragraph-rsid="008e8861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font-name="Liberation Serif1" fo:font-style="normal" fo:font-weight="normal" officeooo:rsid="00902c89" officeooo:paragraph-rsid="0091e6f6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style:font-name="Liberation Serif1" fo:font-style="normal" fo:font-weight="normal" officeooo:rsid="00902c89" officeooo:paragraph-rsid="0095655e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style:font-name="Liberation Serif1" fo:font-style="normal" fo:font-weight="normal" officeooo:rsid="0091e6f6" officeooo:paragraph-rsid="0092c987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line-height="150%"/>
      <style:text-properties style:font-name="Liberation Serif1" fo:font-style="normal" fo:font-weight="normal" officeooo:rsid="005964ae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54" style:family="paragraph" style:parent-style-name="Text_20_body">
      <style:paragraph-properties fo:line-height="150%"/>
      <style:text-properties style:font-name="Liberation Serif1" fo:font-style="normal" fo:font-weight="normal" officeooo:rsid="00536075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55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56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57" style:family="paragraph" style:parent-style-name="Text_20_body" style:list-style-name="L15">
      <style:paragraph-properties fo:line-height="150%"/>
      <style:text-properties style:font-name="Liberation Serif1" fo:font-style="normal" fo:font-weight="normal" officeooo:rsid="003f8cdf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58" style:family="paragraph" style:parent-style-name="Text_20_body" style:list-style-name="L15">
      <style:paragraph-properties fo:line-height="150%"/>
      <style:text-properties style:font-name="Liberation Serif1" fo:font-style="normal" fo:font-weight="normal" officeooo:rsid="0056e3f7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59" style:family="paragraph" style:parent-style-name="Text_20_body">
      <style:paragraph-properties fo:line-height="150%"/>
      <style:text-properties style:font-name="Liberation Serif1" fo:font-style="normal" fo:font-weight="normal" officeooo:rsid="0056e3f7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60" style:family="paragraph" style:parent-style-name="Text_20_body">
      <style:paragraph-properties fo:line-height="150%"/>
      <style:text-properties style:font-name="Liberation Serif1" fo:font-style="normal" fo:font-weight="normal" officeooo:rsid="0056e3f7" officeooo:paragraph-rsid="00902c89" style:font-name-asian="Liberation Serif1" style:font-style-asian="normal" style:font-weight-asian="normal" style:font-name-complex="Liberation Serif1" style:font-style-complex="normal" style:font-weight-complex="normal"/>
    </style:style>
    <style:style style:name="P61" style:family="paragraph" style:parent-style-name="Text_20_body">
      <style:text-properties style:font-name="Liberation Serif1" fo:font-style="normal" fo:font-weight="normal" officeooo:rsid="0056e3f7" officeooo:paragraph-rsid="00902c89" style:font-name-asian="Liberation Serif1" style:font-style-asian="normal" style:font-weight-asian="normal" style:font-name-complex="Liberation Serif1" style:font-style-complex="normal" style:font-weight-complex="normal"/>
    </style:style>
    <style:style style:name="P62" style:family="paragraph" style:parent-style-name="Text_20_body" style:list-style-name="L15">
      <style:paragraph-properties fo:line-height="150%"/>
      <style:text-properties style:font-name="Liberation Serif1" fo:font-style="normal" fo:font-weight="normal" officeooo:rsid="0057d772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63" style:family="paragraph" style:parent-style-name="Text_20_body" style:list-style-name="L15">
      <style:paragraph-properties fo:break-before="page"/>
      <style:text-properties style:font-name="Liberation Serif1" fo:font-style="normal" fo:font-weight="normal" officeooo:rsid="036c777f" officeooo:paragraph-rsid="008e8861" style:font-style-asian="normal" style:font-weight-asian="normal" style:font-style-complex="normal" style:font-weight-complex="normal"/>
    </style:style>
    <style:style style:name="P64" style:family="paragraph" style:parent-style-name="Text_20_body" style:list-style-name="L15">
      <style:paragraph-properties fo:line-height="150%" fo:break-before="page"/>
      <style:text-properties style:font-name="Liberation Serif1" fo:font-style="normal" fo:font-weight="normal" officeooo:rsid="036c777f" officeooo:paragraph-rsid="008e8861" style:font-style-asian="normal" style:font-weight-asian="normal" style:font-style-complex="normal" style:font-weight-complex="normal"/>
    </style:style>
    <style:style style:name="P65" style:family="paragraph" style:parent-style-name="Text_20_body" style:list-style-name="L15">
      <style:paragraph-properties fo:break-before="page"/>
      <style:text-properties style:font-name="Liberation Serif1" fo:font-style="normal" fo:font-weight="normal" officeooo:rsid="041be12b" officeooo:paragraph-rsid="008e8861" style:font-style-asian="normal" style:font-weight-asian="normal" style:font-style-complex="normal" style:font-weight-complex="normal"/>
    </style:style>
    <style:style style:name="P66" style:family="paragraph" style:parent-style-name="Table_20_Contents">
      <style:text-properties style:font-name="Liberation Serif" officeooo:rsid="0362634e" officeooo:paragraph-rsid="008e8861"/>
    </style:style>
    <style:style style:name="P67" style:family="paragraph" style:parent-style-name="Table_20_Contents">
      <style:text-properties style:font-name="Liberation Serif" officeooo:rsid="003d5a41" officeooo:paragraph-rsid="008e8861"/>
    </style:style>
    <style:style style:name="P68" style:family="paragraph" style:parent-style-name="Table_20_Contents">
      <style:text-properties style:font-name="Liberation Serif" fo:font-size="11pt" fo:font-style="normal" fo:font-weight="normal" officeooo:rsid="003d5a41" officeooo:paragraph-rsid="008e8861" style:font-size-asian="11pt" style:font-style-asian="normal" style:font-weight-asian="normal"/>
    </style:style>
    <style:style style:name="P69" style:family="paragraph" style:parent-style-name="Table_20_Contents">
      <style:text-properties style:font-name="Liberation Serif" fo:font-size="11pt" fo:font-style="normal" fo:font-weight="normal" officeooo:rsid="03638a15" officeooo:paragraph-rsid="008e8861" style:font-size-asian="11pt" style:font-style-asian="normal" style:font-weight-asian="normal"/>
    </style:style>
    <style:style style:name="P70" style:family="paragraph" style:parent-style-name="Table_20_Contents">
      <style:text-properties style:font-name="Liberation Serif" fo:font-size="11pt" fo:font-style="normal" fo:font-weight="normal" officeooo:rsid="00503360" officeooo:paragraph-rsid="008e8861" style:font-size-asian="11pt" style:font-style-asian="normal" style:font-weight-asian="normal"/>
    </style:style>
    <style:style style:name="P71" style:family="paragraph" style:parent-style-name="Table_20_Contents">
      <style:text-properties style:font-name="Liberation Serif" officeooo:rsid="0364880b" officeooo:paragraph-rsid="008e8861"/>
    </style:style>
    <style:style style:name="P72" style:family="paragraph" style:parent-style-name="Table_20_Contents">
      <style:text-properties style:font-name="Liberation Serif" officeooo:rsid="03638a15" officeooo:paragraph-rsid="008e8861"/>
    </style:style>
    <style:style style:name="P73" style:family="paragraph" style:parent-style-name="Table_20_Contents">
      <style:text-properties style:font-name="Liberation Serif" officeooo:rsid="00518de1" officeooo:paragraph-rsid="008e8861"/>
    </style:style>
    <style:style style:name="P74" style:family="paragraph" style:parent-style-name="Table_20_Contents">
      <style:text-properties style:font-name="Liberation Serif" officeooo:paragraph-rsid="008e8861"/>
    </style:style>
    <style:style style:name="P75" style:family="paragraph" style:parent-style-name="Table_20_Contents">
      <style:paragraph-properties fo:text-align="center" style:justify-single-word="false"/>
      <style:text-properties officeooo:rsid="03d09ae6" officeooo:paragraph-rsid="008e8861"/>
    </style:style>
    <style:style style:name="P76" style:family="paragraph" style:parent-style-name="Table_20_Contents">
      <style:paragraph-properties fo:text-align="center" style:justify-single-word="false"/>
      <style:text-properties officeooo:rsid="03d125bb" officeooo:paragraph-rsid="008e8861"/>
    </style:style>
    <style:style style:name="P77" style:family="paragraph" style:parent-style-name="Table_20_Contents">
      <style:text-properties officeooo:rsid="03d125bb" officeooo:paragraph-rsid="008e8861"/>
    </style:style>
    <style:style style:name="P78" style:family="paragraph" style:parent-style-name="Table_20_Contents">
      <style:text-properties officeooo:rsid="00541320" officeooo:paragraph-rsid="008e8861"/>
    </style:style>
    <style:style style:name="P79" style:family="paragraph" style:parent-style-name="Table_20_Contents">
      <style:text-properties officeooo:rsid="00551e89" officeooo:paragraph-rsid="008e8861"/>
    </style:style>
    <style:style style:name="P80" style:family="paragraph" style:parent-style-name="Table_20_Contents">
      <style:text-properties officeooo:rsid="004a5663" officeooo:paragraph-rsid="008e8861"/>
    </style:style>
    <style:style style:name="P81" style:family="paragraph" style:parent-style-name="Table_20_Contents">
      <style:text-properties officeooo:paragraph-rsid="008e8861"/>
    </style:style>
    <style:style style:name="P82" style:family="paragraph">
      <style:paragraph-properties fo:text-align="start"/>
      <style:text-properties fo:font-size="18pt"/>
    </style:style>
    <style:style style:name="P83" style:family="paragraph">
      <style:paragraph-properties fo:text-align="start" style:writing-mode="lr-tb"/>
      <style:text-properties fo:font-size="18pt"/>
    </style:style>
    <style:style style:name="P8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text-align="center"/>
    </style:style>
    <style:style style:name="P87" style:family="paragraph">
      <style:paragraph-properties fo:margin-left="0cm" fo:margin-right="0cm" fo:margin-top="0cm" fo:margin-bottom="0cm" fo:line-height="100%" fo:text-indent="0cm"/>
    </style:style>
    <style:style style:name="P8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text-properties style:font-name="F" fo:font-size="12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8c688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style:font-name="Liberation Serif" fo:font-size="11pt" style:font-size-asian="11pt"/>
    </style:style>
    <style:style style:name="T10" style:family="text">
      <style:text-properties style:font-name="Liberation Serif" fo:font-size="11pt" officeooo:rsid="003d5a41" style:font-size-asian="11pt"/>
    </style:style>
    <style:style style:name="T11" style:family="text">
      <style:text-properties style:font-name="Liberation Serif" fo:font-size="11pt" officeooo:rsid="00503360" style:font-size-asian="11pt"/>
    </style:style>
    <style:style style:name="T12" style:family="text">
      <style:text-properties style:font-name="Liberation Serif" fo:font-size="11pt" officeooo:rsid="0055302d" style:font-size-asian="11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7bbbd0" style:font-size-asian="12pt" style:font-size-complex="12pt"/>
    </style:style>
    <style:style style:name="T15" style:family="text">
      <style:text-properties fo:font-size="12pt" officeooo:rsid="00845754" style:font-size-asian="12pt" style:font-size-complex="12pt"/>
    </style:style>
    <style:style style:name="T16" style:family="text">
      <style:text-properties fo:font-size="12pt" officeooo:rsid="00865309" style:font-size-asian="12pt" style:font-size-complex="12pt"/>
    </style:style>
    <style:style style:name="T17" style:family="text">
      <style:text-properties fo:font-size="12pt" officeooo:rsid="009394b4" style:font-size-asian="12pt" style:font-size-complex="12pt"/>
    </style:style>
    <style:style style:name="T18" style:family="text">
      <style:text-properties fo:font-size="12pt" fo:font-weight="normal" officeooo:rsid="00845754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4bb5fa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870438" style:font-size-asian="12pt" style:font-weight-asian="normal" style:font-size-complex="12pt" style:font-weight-complex="normal"/>
    </style:style>
    <style:style style:name="T21" style:family="text">
      <style:text-properties officeooo:rsid="007bbbd0"/>
    </style:style>
    <style:style style:name="T22" style:family="text">
      <style:text-properties officeooo:rsid="0057d772"/>
    </style:style>
    <style:style style:name="T23" style:family="text">
      <style:text-properties officeooo:rsid="004e5b79"/>
    </style:style>
    <style:style style:name="T24" style:family="text">
      <style:text-properties officeooo:rsid="00503360"/>
    </style:style>
    <style:style style:name="T25" style:family="text">
      <style:text-properties officeooo:rsid="0036d282"/>
    </style:style>
    <style:style style:name="T26" style:family="text">
      <style:text-properties fo:font-size="11pt" fo:font-style="normal" fo:font-weight="normal" style:font-size-asian="11pt" style:font-style-asian="normal" style:font-weight-asian="normal"/>
    </style:style>
    <style:style style:name="T27" style:family="text">
      <style:text-properties fo:font-size="11pt" fo:font-style="normal" fo:font-weight="normal" officeooo:rsid="004d5d9c" style:font-size-asian="11pt" style:font-style-asian="normal" style:font-weight-asian="normal"/>
    </style:style>
    <style:style style:name="T28" style:family="text">
      <style:text-properties fo:font-size="11pt" fo:font-style="normal" fo:font-weight="normal" officeooo:rsid="03638a15" style:font-size-asian="11pt" style:font-style-asian="normal" style:font-weight-asian="normal"/>
    </style:style>
    <style:style style:name="T29" style:family="text">
      <style:text-properties officeooo:rsid="004d5d9c"/>
    </style:style>
    <style:style style:name="T30" style:family="text">
      <style:text-properties officeooo:rsid="0055302d"/>
    </style:style>
    <style:style style:name="T31" style:family="text">
      <style:text-properties officeooo:rsid="0362634e"/>
    </style:style>
    <style:style style:name="T32" style:family="text">
      <style:text-properties style:font-name-asian="Liberation Serif1" style:font-name-complex="Liberation Serif1"/>
    </style:style>
    <style:style style:name="T33" style:family="text">
      <style:text-properties officeooo:rsid="04190cf5" style:font-name-asian="Liberation Serif1" style:font-name-complex="Liberation Serif1"/>
    </style:style>
    <style:style style:name="T34" style:family="text">
      <style:text-properties officeooo:rsid="0055302d" style:font-name-asian="Liberation Serif1" style:font-name-complex="Liberation Serif1"/>
    </style:style>
    <style:style style:name="T35" style:family="text">
      <style:text-properties officeooo:rsid="0060813f" style:font-name-asian="Liberation Serif1" style:font-name-complex="Liberation Serif1"/>
    </style:style>
    <style:style style:name="T36" style:family="text">
      <style:text-properties officeooo:rsid="004589f7" style:font-name-asian="Liberation Serif1" style:font-name-complex="Liberation Serif1"/>
    </style:style>
    <style:style style:name="T37" style:family="text">
      <style:text-properties officeooo:rsid="0052d96e" style:font-name-asian="Liberation Serif1" style:font-name-complex="Liberation Serif1"/>
    </style:style>
    <style:style style:name="T38" style:family="text">
      <style:text-properties officeooo:rsid="003f8cdf" style:font-name-asian="Liberation Serif1" style:font-name-complex="Liberation Serif1"/>
    </style:style>
    <style:style style:name="T39" style:family="text">
      <style:text-properties officeooo:rsid="005964ae" style:font-name-asian="Liberation Serif1" style:font-name-complex="Liberation Serif1"/>
    </style:style>
    <style:style style:name="T40" style:family="text">
      <style:text-properties officeooo:rsid="0057d772" style:font-name-asian="Liberation Serif1" style:font-name-complex="Liberation Serif1"/>
    </style:style>
    <style:style style:name="T41" style:family="text">
      <style:text-properties style:text-position="sub 58%"/>
    </style:style>
    <style:style style:name="T42" style:family="text">
      <style:text-properties style:text-position="sub 58%" officeooo:rsid="03d125bb"/>
    </style:style>
    <style:style style:name="T43" style:family="text">
      <style:text-properties officeooo:rsid="00551e89"/>
    </style:style>
    <style:style style:name="T44" style:family="text">
      <style:text-properties style:font-name="Liberation Serif1" officeooo:rsid="0092c987" style:font-name-asian="Liberation Serif1" style:font-name-complex="Liberation Serif1"/>
    </style:style>
    <style:style style:name="T45" style:family="text">
      <style:text-properties style:font-name="Liberation Serif1" officeooo:rsid="0095655e"/>
    </style:style>
    <style:style style:name="T46" style:family="text">
      <style:text-properties officeooo:rsid="0092c987" style:font-name-asian="Linux Libertine G" style:font-name-complex="Linux Libertine G"/>
    </style:style>
    <style:style style:name="T47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48" style:family="text">
      <style:text-properties style:font-name="Liberation Mono" fo:font-size="11pt" fo:font-style="normal" fo:font-weight="normal" officeooo:rsid="009394b4" style:font-size-asian="11pt" style:font-style-asian="normal" style:font-weight-asian="normal"/>
    </style:style>
    <style:style style:name="T49" style:family="text">
      <style:text-properties style:font-name="Liberation Mono" fo:font-size="11pt" fo:font-style="normal" fo:font-weight="normal" officeooo:rsid="03638a15" style:font-size-asian="11pt" style:font-style-asian="normal" style:font-weight-asian="normal"/>
    </style:style>
    <style:style style:name="T50" style:family="text">
      <style:text-properties style:font-name="Liberation Mono" fo:font-size="11pt" fo:font-style="normal" fo:font-weight="normal" officeooo:rsid="0095655e" style:font-size-asian="11pt" style:font-style-asian="normal" style:font-weight-asian="normal"/>
    </style:style>
    <style:style style:name="T51" style:family="text">
      <style:text-properties officeooo:rsid="0095655e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dash" draw:stroke-dash="Fine_20_Dashe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list-style-name="L1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 style:list-style-name="L1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2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2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2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2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2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2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2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2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style:run-through="foreground"/>
    </style:style>
    <style:style style:name="gr24" style:family="graphic" style:list-style-name="L2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29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26" style:family="graphic" style:list-style-name="L3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31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28" style:family="graphic" style:list-style-name="L3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33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0" style:family="graphic" style:list-style-name="L3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35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2" style:family="graphic" style:list-style-name="L3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3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3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3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4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4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4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4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4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4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4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3" style:family="graphic" style:list-style-name="L4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4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4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5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5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5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5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5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5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5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5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5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59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6" style:family="graphic" style:list-style-name="L6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 style:list-style-name="L61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8" style:family="graphic" style:list-style-name="L6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 style:list-style-name="L63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60" style:family="graphic" style:list-style-name="L6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75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 style:list-style-name="L65">
      <style:graphic-properties draw:stroke="solid" svg:stroke-width="0.101cm" svg:stroke-color="#ffff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62" style:family="graphic" style:list-style-name="L6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 style:list-style-name="L6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 style:list-style-name="L6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 style:list-style-name="L6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Nom<text:span text:style-name="T21">bre</text:span> del alumn<text:span text:style-name="T21">o</text:span>/a: <text:s text:c="7"/></text:p>
      <text:p text:style-name="P18"><draw:custom-shape text:anchor-type="paragraph" draw:z-index="3" draw:name="Image1" draw:style-name="gr2" draw:text-style-name="P83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82" svg:width="2.408cm" svg:height="1.11cm" svg:x="11.804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83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><text:span text:style-name="T21">C</text:span>ualificació<text:span text:style-name="T21">n</text:span>: <text:s text:c="6"/></text:p>
      <text:p text:style-name="P17"><text:s text:c="70"/></text:p>
      <text:p text:style-name="P18"/>
      <text:p text:style-name="P3"><draw:custom-shape text:anchor-type="paragraph" draw:z-index="0" draw:name="Image4" draw:style-name="gr1" draw:text-style-name="P82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15">T<text:span text:style-name="T21">i</text:span>emp<text:span text:style-name="T21">o</text:span>: <text:span text:style-name="T7">90 min</text:span></text:p>
      <text:p text:style-name="P16">Observacion<text:span text:style-name="T21">e</text:span>s: <text:span text:style-name="T8">Cada número sin unidad resta 1 punto</text:span></text:p>
      <text:p text:style-name="P9"/>
      <text:p text:style-name="P10"><text:tab/></text:p>
      <text:p text:style-name="P11"><draw:g text:anchor-type="paragraph" draw:z-index="37" draw:style-name="gr10"><draw:frame draw:style-name="gr11" draw:text-style-name="P85" svg:width="1.304cm" svg:height="1.235cm" svg:x="7.656cm" svg:y="5.487cm"><draw:image xlink:href="Pictures/100000000000002500000023EB4E9695.png" xlink:type="simple" xlink:show="embed" xlink:actuate="onLoad"><text:p/></draw:image></draw:frame><draw:frame draw:style-name="gr12" draw:text-style-name="P88" svg:width="2.805cm" svg:height="0.823cm" svg:x="7.005cm" svg:y="6.801cm"><draw:text-box><text:p text:style-name="P87"><text:span text:style-name="T52">E = 220 V</text:span></text:p></draw:text-box></draw:frame><draw:frame draw:style-name="gr13" draw:text-style-name="P88" svg:width="1.999cm" svg:height="0.823cm" svg:x="7.007cm" svg:y="7.403cm"><draw:text-box><text:p text:style-name="P87"><text:span text:style-name="T52">50 Hz</text:span></text:p></draw:text-box></draw:frame><draw:custom-shape draw:style-name="gr14" draw:text-style-name="P84" svg:width="0.503cm" svg:height="1.507cm" draw:transform="rotate (1.5707963267949) translate (8.92880555555555cm 1.90929166666667cm)"><text:p/><draw:enhanced-geometry svg:viewBox="0 0 21600 21600" draw:type="rectangle" draw:enhanced-path="M 0 0 L 21600 0 21600 21600 0 21600 0 0 Z N"/></draw:custom-shape><draw:line draw:style-name="gr15" draw:text-style-name="P84" svg:x1="5.366cm" svg:y1="1.683cm" svg:x2="7.115cm" svg:y2="1.683cm"><text:p/></draw:line><draw:line draw:style-name="gr16" draw:text-style-name="P84" svg:x1="7.516cm" svg:y1="1.66cm" svg:x2="8.918cm" svg:y2="1.66cm"><text:p/></draw:line><draw:line draw:style-name="gr17" draw:text-style-name="P84" svg:x1="11.345cm" svg:y1="6.063cm" svg:x2="11.345cm" svg:y2="1.683cm"><text:p/></draw:line><draw:frame draw:style-name="gr18" draw:text-style-name="P89" svg:width="3.255cm" svg:height="0.902cm" svg:x="5.463cm" svg:y="0.471cm"><draw:text-box><text:p text:style-name="P87"><text:span text:style-name="T53">L = 48 mH</text:span></text:p></draw:text-box></draw:frame><draw:frame draw:style-name="gr19" draw:text-style-name="P89" svg:width="2.941cm" svg:height="0.902cm" svg:x="8.525cm" svg:y="0.469cm"><draw:text-box><text:p text:style-name="P87"><text:span text:style-name="T53">R = 30 Ω </text:span></text:p></draw:text-box></draw:frame><draw:line draw:style-name="gr20" draw:text-style-name="P84" svg:x1="10.431cm" svg:y1="1.681cm" svg:x2="11.332cm" svg:y2="1.667cm"><text:p/></draw:line><draw:line draw:style-name="gr21" draw:text-style-name="P84" svg:x1="8.967cm" svg:y1="6.1cm" svg:x2="11.334cm" svg:y2="6.068cm"><text:p/></draw:line><draw:line draw:style-name="gr22" draw:text-style-name="P84" svg:x1="5.366cm" svg:y1="6.1cm" svg:x2="7.733cm" svg:y2="6.068cm"><text:p/></draw:line><draw:g draw:style-name="gr23"><draw:g draw:style-name="gr23"><draw:custom-shape draw:style-name="gr24" draw:text-style-name="P84" svg:width="0.385cm" svg:height="0.382cm" svg:x="6.365cm" svg:y="1.467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5" draw:text-style-name="P84" svg:x1="6.373cm" svg:y1="1.66cm" svg:x2="6.743cm" svg:y2="1.66cm"><text:p/></draw:line></draw:g><draw:g draw:style-name="gr23"><draw:custom-shape draw:style-name="gr26" draw:text-style-name="P84" svg:width="0.385cm" svg:height="0.384cm" svg:x="6.767cm" svg:y="1.467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7" draw:text-style-name="P84" svg:x1="6.778cm" svg:y1="1.66cm" svg:x2="7.148cm" svg:y2="1.66cm"><text:p/></draw:line></draw:g><draw:g draw:style-name="gr23"><draw:custom-shape draw:style-name="gr28" draw:text-style-name="P84" svg:width="0.385cm" svg:height="0.382cm" svg:x="7.165cm" svg:y="1.469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9" draw:text-style-name="P84" svg:x1="7.174cm" svg:y1="1.66cm" svg:x2="7.544cm" svg:y2="1.66cm"><text:p/></draw:line></draw:g><draw:g draw:style-name="gr23"><draw:custom-shape draw:style-name="gr30" draw:text-style-name="P84" svg:width="0.385cm" svg:height="0.384cm" svg:x="7.566cm" svg:y="1.47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31" draw:text-style-name="P84" svg:x1="7.577cm" svg:y1="1.661cm" svg:x2="7.947cm" svg:y2="1.661cm"><text:p/></draw:line></draw:g></draw:g><draw:line draw:style-name="gr32" draw:text-style-name="P84" svg:x1="8.085cm" svg:y1="4.756cm" svg:x2="8.085cm" svg:y2="3.486cm"><text:p/></draw:line><draw:line draw:style-name="gr33" draw:text-style-name="P84" svg:x1="8.483cm" svg:y1="4.756cm" svg:x2="8.483cm" svg:y2="3.486cm"><text:p/></draw:line><draw:frame draw:style-name="gr34" draw:text-style-name="P89" svg:width="1.119cm" svg:height="0.902cm" svg:x="7.763cm" svg:y="2.469cm"><draw:text-box><text:p text:style-name="P87"><text:span text:style-name="T53">C </text:span></text:p></draw:text-box></draw:frame><draw:line draw:style-name="gr35" draw:text-style-name="P84" svg:x1="8.526cm" svg:y1="4.066cm" svg:x2="11.337cm" svg:y2="4.066cm"><text:p/></draw:line><draw:line draw:style-name="gr36" draw:text-style-name="P84" svg:x1="5.321cm" svg:y1="4.066cm" svg:x2="8.071cm" svg:y2="4.066cm"><text:p/></draw:line><draw:line draw:style-name="gr37" draw:text-style-name="P84" svg:x1="5.346cm" svg:y1="6.063cm" svg:x2="5.346cm" svg:y2="1.683cm"><text:p/></draw:line><draw:frame draw:style-name="gr38" draw:text-style-name="P89" svg:width="0.837cm" svg:height="0.902cm" svg:x="4.465cm" svg:y="4.671cm"><draw:text-box><text:p text:style-name="P87"><text:span text:style-name="T53">I</text:span></text:p></draw:text-box></draw:frame><draw:frame draw:style-name="gr39" draw:text-style-name="P89" svg:width="1.301cm" svg:height="1.087cm" svg:x="4.001cm" svg:y="2.171cm"><draw:text-box><text:p text:style-name="P87"><text:span text:style-name="T53">I</text:span><text:span text:style-name="T54">RL</text:span></text:p></draw:text-box></draw:frame><draw:frame draw:style-name="gr40" draw:text-style-name="P89" svg:width="1.301cm" svg:height="1.087cm" svg:x="6.001cm" svg:y="2.97cm"><draw:text-box><text:p text:style-name="P87"><text:span text:style-name="T53">I</text:span><text:span text:style-name="T54">C</text:span></text:p></draw:text-box></draw:frame></draw:g><text:span text:style-name="T13">E</text:span><text:span text:style-name="T14">jercicio</text:span><text:span text:style-name="T13"> </text:span><text:span text:style-name="T16">1</text:span><text:span text:style-name="T13">:<text:tab/><text:tab/><text:tab/><text:tab/><text:tab/><text:tab/><text:tab/><text:tab/><text:tab/><text:tab/><text:tab/><text:tab/><text:tab/><text:tab/><text:tab/><text:tab/></text:span><text:span text:style-name="T18">1 </text:span><text:span text:style-name="T20">p</text:span><text:span text:style-name="T19"> 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9">Determina la capacidad del condensador para que la tensión de suministro y la corriente total I estén en fase.</text:p>
      <text:p text:style-name="P49"><draw:frame draw:style-name="fr3" draw:name="Object30" text:anchor-type="as-char" svg:y="-0.377cm" svg:width="6.346cm" svg:height="0.533cm" draw:z-index="43"><draw:object xlink:href="./Object 30" xlink:type="simple" xlink:show="embed" xlink:actuate="onLoad"/><draw:image xlink:href="./ObjectReplacements/Object 30" xlink:type="simple" xlink:show="embed" xlink:actuate="onLoad"/></draw:frame></text:p>
      <text:p text:style-name="P49"><draw:frame draw:style-name="fr3" draw:name="Object32" text:anchor-type="as-char" svg:y="-0.386cm" svg:width="6.26cm" svg:height="0.542cm" draw:z-index="4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49"><draw:frame draw:style-name="fr3" draw:name="Object31" text:anchor-type="as-char" svg:y="-0.619cm" svg:width="8.059cm" svg:height="1.062cm" draw:z-index="44"><draw:object xlink:href="./Object 31" xlink:type="simple" xlink:show="embed" xlink:actuate="onLoad"/><draw:image xlink:href="./ObjectReplacements/Object 31" xlink:type="simple" xlink:show="embed" xlink:actuate="onLoad"/></draw:frame></text:p>
      <text:p text:style-name="P49"><draw:frame draw:style-name="fr3" draw:name="Object33" text:anchor-type="as-char" svg:y="-0.377cm" svg:width="10.017cm" svg:height="0.533cm" draw:z-index="46"><draw:object xlink:href="./Object 33" xlink:type="simple" xlink:show="embed" xlink:actuate="onLoad"/><draw:image xlink:href="./ObjectReplacements/Object 33" xlink:type="simple" xlink:show="embed" xlink:actuate="onLoad"/></draw:frame></text:p>
      <text:p text:style-name="P50"><draw:frame draw:style-name="fr3" draw:name="Object34" text:anchor-type="as-char" svg:y="-0.377cm" svg:width="10.384cm" svg:height="0.533cm" draw:z-index="47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49"><draw:frame draw:style-name="fr3" draw:name="Object35" text:anchor-type="as-char" svg:y="-0.684cm" svg:width="5.595cm" svg:height="1.125cm" draw:z-index="48"><draw:object xlink:href="./Object 35" xlink:type="simple" xlink:show="embed" xlink:actuate="onLoad"/><draw:image xlink:href="./ObjectReplacements/Object 35" xlink:type="simple" xlink:show="embed" xlink:actuate="onLoad"/></draw:frame></text:p>
      <text:p text:style-name="P52"><text:soft-page-break/>La condición para que no haya desfase entre tensión de suministro E y corriente total I es que la potencia reactiva sea 0 VAR </text:p>
      <text:p text:style-name="P52"><text:span text:style-name="T44">→</text:span><text:span text:style-name="T46"><draw:frame draw:style-name="fr3" draw:name="Object36" text:anchor-type="as-char" svg:y="-0.377cm" svg:width="1.533cm" svg:height="0.533cm" draw:z-index="49"><draw:object xlink:href="./Object 36" xlink:type="simple" xlink:show="embed" xlink:actuate="onLoad"/><draw:image xlink:href="./ObjectReplacements/Object 36" xlink:type="simple" xlink:show="embed" xlink:actuate="onLoad"/></draw:frame></text:span> </text:p>
      <text:p text:style-name="P52"><text:span text:style-name="T44">→</text:span><text:span text:style-name="T44"><draw:frame draw:style-name="fr3" draw:name="Object37" text:anchor-type="as-char" svg:y="-0.377cm" svg:width="2.829cm" svg:height="0.533cm" draw:z-index="50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p text:style-name="P61"/>
      <text:p text:style-name="P60"><text:span text:style-name="T22"><text:tab/></text:span><text:span text:style-name="T22"><draw:frame draw:style-name="fr2" draw:name="Object27" text:anchor-type="as-char" svg:y="-0.693cm" svg:width="2.108cm" svg:height="1.138cm" draw:z-index="4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2">→</text:span><text:span text:style-name="T22"><draw:frame draw:style-name="fr2" draw:name="Object28" text:anchor-type="as-char" svg:y="-0.661cm" svg:width="3.896cm" svg:height="1.104cm" draw:z-index="4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2">→</text:span><text:span text:style-name="T22"><draw:frame draw:style-name="fr2" draw:name="Object29" text:anchor-type="as-char" svg:y="-0.661cm" svg:width="4.383cm" svg:height="1.041cm" draw:z-index="42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49"><text:span text:style-name="T40"><text:tab/></text:span><text:span text:style-name="T39">con </text:span><text:span text:style-name="T39"><draw:frame draw:style-name="fr2" draw:name="Object23" text:anchor-type="as-char" svg:y="-0.623cm" svg:width="2.542cm" svg:height="1.002cm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0">→</text:span><text:span text:style-name="T40"><draw:frame draw:style-name="fr2" draw:name="Object24" text:anchor-type="as-char" svg:y="-0.623cm" svg:width="7.304cm" svg:height="1.065cm" draw:z-index="39"><draw:object xlink:href="./Object 24" xlink:type="simple" xlink:show="embed" xlink:actuate="onLoad"/><draw:image xlink:href="./ObjectReplacements/Object 24" xlink:type="simple" xlink:show="embed" xlink:actuate="onLoad"/><svg:desc>formula</svg:desc></draw:frame></text:span> </text:p>
      <text:p text:style-name="P49"/>
      <text:p text:style-name="P49"/>
      <text:p text:style-name="P42"><text:span text:style-name="T13">E</text:span><text:span text:style-name="T14">jercicio</text:span><text:span text:style-name="T13"> </text:span><text:span text:style-name="T17">2</text:span><text:span text:style-name="T13">:</text:span></text:p>
      <text:p text:style-name="P49"/>
      <text:p text:style-name="P49"><draw:g text:anchor-type="paragraph" draw:z-index="51" draw:style-name="gr10"><draw:line draw:style-name="gr41" draw:text-style-name="P84" svg:x1="4.1cm" svg:y1="5.357cm" svg:x2="7.422cm" svg:y2="5.357cm"><text:p/></draw:line><draw:frame draw:style-name="gr42" draw:text-style-name="P85" svg:width="1.304cm" svg:height="1.235cm" svg:x="7.147cm" svg:y="4.788cm"><draw:image xlink:href="Pictures/100000000000002500000023EB4E9695.png" xlink:type="simple" xlink:show="embed" xlink:actuate="onLoad"><text:p/></draw:image></draw:frame><draw:frame draw:style-name="gr43" draw:text-style-name="P88" svg:width="2.802cm" svg:height="0.823cm" svg:x="6.896cm" svg:y="6.102cm"><draw:text-box><text:p text:style-name="P87"><text:span text:style-name="T52">E = 220 V</text:span></text:p></draw:text-box></draw:frame><draw:frame draw:style-name="gr44" draw:text-style-name="P88" svg:width="1.999cm" svg:height="0.823cm" svg:x="6.898cm" svg:y="6.703cm"><draw:text-box><text:p text:style-name="P87"><text:span text:style-name="T52">50 Hz</text:span></text:p></draw:text-box></draw:frame><draw:custom-shape draw:style-name="gr45" draw:text-style-name="P84" svg:width="0.503cm" svg:height="1.505cm" draw:transform="rotate (1.5707963267949) translate (9.41916666666667cm 2.10961111111111cm)"><text:p/><draw:enhanced-geometry svg:viewBox="0 0 21600 21600" draw:type="rectangle" draw:enhanced-path="M 0 0 L 21600 0 21600 21600 0 21600 0 0 Z N"/></draw:custom-shape><draw:line draw:style-name="gr46" draw:text-style-name="P84" svg:x1="5.355cm" svg:y1="1.884cm" svg:x2="7.104cm" svg:y2="1.884cm"><text:p/></draw:line><draw:line draw:style-name="gr47" draw:text-style-name="P84" svg:x1="8.004cm" svg:y1="1.861cm" svg:x2="9.406cm" svg:y2="1.861cm"><text:p/></draw:line><draw:line draw:style-name="gr48" draw:text-style-name="P84" svg:x1="11.858cm" svg:y1="5.403cm" svg:x2="11.858cm" svg:y2="1.883cm"><text:p/></draw:line><draw:frame draw:style-name="gr49" draw:text-style-name="P89" svg:width="3.252cm" svg:height="0.902cm" svg:x="5.955cm" svg:y="0.671cm"><draw:text-box><text:p text:style-name="P87"><text:span text:style-name="T53">L = 48 mH</text:span></text:p></draw:text-box></draw:frame><draw:frame draw:style-name="gr50" draw:text-style-name="P89" svg:width="2.938cm" svg:height="0.902cm" svg:x="9.017cm" svg:y="0.669cm"><draw:text-box><text:p text:style-name="P87"><text:span text:style-name="T53">R = 30 Ω </text:span></text:p></draw:text-box></draw:frame><draw:line draw:style-name="gr51" draw:text-style-name="P84" svg:x1="10.92cm" svg:y1="1.882cm" svg:x2="11.821cm" svg:y2="1.868cm"><text:p/></draw:line><draw:line draw:style-name="gr52" draw:text-style-name="P84" svg:x1="8.5cm" svg:y1="5.357cm" svg:x2="11.822cm" svg:y2="5.357cm"><text:p/></draw:line><draw:line draw:style-name="gr53" draw:text-style-name="P84" svg:x1="4.16cm" svg:y1="5.403cm" svg:x2="4.16cm" svg:y2="1.883cm"><text:p/></draw:line><draw:g draw:style-name="gr23"><draw:g draw:style-name="gr23"><draw:custom-shape draw:style-name="gr54" draw:text-style-name="P84" svg:width="0.385cm" svg:height="0.382cm" svg:x="6.856cm" svg:y="1.667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55" draw:text-style-name="P84" svg:x1="6.86cm" svg:y1="1.861cm" svg:x2="7.23cm" svg:y2="1.861cm"><text:p/></draw:line></draw:g><draw:g draw:style-name="gr23"><draw:custom-shape draw:style-name="gr56" draw:text-style-name="P84" svg:width="0.385cm" svg:height="0.385cm" svg:x="7.258cm" svg:y="1.667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57" draw:text-style-name="P84" svg:x1="7.263cm" svg:y1="1.861cm" svg:x2="7.633cm" svg:y2="1.861cm"><text:p/></draw:line></draw:g><draw:g draw:style-name="gr23"><draw:custom-shape draw:style-name="gr58" draw:text-style-name="P84" svg:width="0.382cm" svg:height="0.384cm" svg:x="7.657cm" svg:y="1.669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59" draw:text-style-name="P84" svg:x1="7.66cm" svg:y1="1.861cm" svg:x2="8.03cm" svg:y2="1.861cm"><text:p/></draw:line></draw:g><draw:g draw:style-name="gr23"><draw:custom-shape draw:style-name="gr60" draw:text-style-name="P84" svg:width="0.385cm" svg:height="0.382cm" svg:x="8.057cm" svg:y="1.673cm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61" draw:text-style-name="P84" svg:x1="8.063cm" svg:y1="1.862cm" svg:x2="8.433cm" svg:y2="1.862cm"><text:p/></draw:line></draw:g></draw:g><draw:line draw:style-name="gr62" draw:text-style-name="P84" svg:x1="4.984cm" svg:y1="2.59cm" svg:x2="4.984cm" svg:y2="1.32cm"><text:p/></draw:line><draw:line draw:style-name="gr63" draw:text-style-name="P84" svg:x1="5.383cm" svg:y1="2.59cm" svg:x2="5.383cm" svg:y2="1.32cm"><text:p/></draw:line><draw:frame draw:style-name="gr64" draw:text-style-name="P89" svg:width="3.2cm" svg:height="0.902cm" svg:x="3cm" svg:y="0.302cm"><draw:text-box><text:p text:style-name="P90"><text:span text:style-name="T53">C = 5 μF </text:span></text:p></draw:text-box></draw:frame><draw:line draw:style-name="gr65" draw:text-style-name="P84" svg:x1="4.121cm" svg:y1="1.882cm" svg:x2="5.022cm" svg:y2="1.868cm"><text:p/></draw:line></draw:g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5346342601982867782" text:style-name="L14">
        <text:list-item>
          <text:p text:style-name="P43">Completa la tabla.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R</text:p>
          </table:table-cell>
          <table:table-cell table:style-name="Table4.A1" office:value-type="string">
            <text:p text:style-name="P21">L</text:p>
          </table:table-cell>
          <table:table-cell table:style-name="Table4.A1" office:value-type="string">
            <text:p text:style-name="P21">C</text:p>
          </table:table-cell>
          <table:table-cell table:style-name="Table4.A1" office:value-type="string">
            <text:p text:style-name="P20">Total</text:p>
          </table:table-cell>
          <table:table-cell table:style-name="Table4.F1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20">E</text:p>
          </table:table-cell>
          <table:table-cell table:style-name="Table4.A2" office:value-type="string">
            <text:p text:style-name="P12"/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34"><text:span text:style-name="T47">220 V ∠0º</text:span></text:p>
            <text:p text:style-name="P28"/>
          </table:table-cell>
          <table:table-cell table:style-name="Table4.F2" office:value-type="string">
            <text:p text:style-name="P26">V</text:p>
          </table:table-cell>
        </table:table-row>
        <table:table-row>
          <table:table-cell table:style-name="Table4.A2" office:value-type="string">
            <text:p text:style-name="P20">I</text:p>
          </table:table-cell>
          <table:table-cell table:style-name="Table4.A2" office:value-type="string">
            <text:p text:style-name="P12"/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4"/>
          </table:table-cell>
          <table:table-cell table:style-name="Table4.F2" office:value-type="string">
            <text:p text:style-name="P26">A</text:p>
          </table:table-cell>
        </table:table-row>
        <table:table-row>
          <table:table-cell table:style-name="Table4.A2" office:value-type="string">
            <text:p text:style-name="P20">Z</text:p>
          </table:table-cell>
          <table:table-cell table:style-name="Table4.A2" office:value-type="string">
            <text:p text:style-name="P36"><text:span text:style-name="T48">(30 + j 0)</text:span><text:span text:style-name="T47">Ω</text:span></text:p>
            <text:p text:style-name="P35"><text:span text:style-name="T48">30 </text:span><text:span text:style-name="T47">Ω ∠ </text:span><text:span text:style-name="T48">0</text:span><text:span text:style-name="T47">º</text:span></text:p>
          </table:table-cell>
          <table:table-cell table:style-name="Table4.A2" office:value-type="string">
            <text:p text:style-name="P38"><text:span text:style-name="T47">(0 + j15)</text:span><text:span text:style-name="T49">Ω</text:span></text:p>
            <text:p text:style-name="P37"><text:span text:style-name="T50">15</text:span><text:span text:style-name="T48"> </text:span><text:span text:style-name="T47">Ω ∠ </text:span><text:span text:style-name="T50">9</text:span><text:span text:style-name="T48">0</text:span><text:span text:style-name="T47">º</text:span>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7">Ω</text:p>
          </table:table-cell>
        </table:table-row>
      </table:table>
      <text:p text:style-name="P13"/>
      <text:p text:style-name="P46"><draw:frame draw:style-name="fr2" draw:name="Object1" text:anchor-type="as-char" svg:y="-0.623cm" svg:width="7.918cm" svg:height="1.002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1"><draw:frame draw:style-name="fr3" draw:name="Object3" text:anchor-type="as-char" svg:y="-0.377cm" svg:width="6.346cm" svg:height="0.533cm" draw:z-index="5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6"><draw:frame draw:style-name="fr2" draw:name="Object20" text:anchor-type="as-char" svg:y="-0.684cm" svg:width="6.989cm" svg:height="1.125cm" draw:z-index="34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46"><draw:frame draw:style-name="fr2" draw:name="Object21" text:anchor-type="as-char" svg:y="-0.386cm" svg:width="8.246cm" svg:height="0.542cm" draw:z-index="3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46"><draw:frame draw:style-name="fr2" draw:name="Object22" text:anchor-type="as-char" svg:y="-0.684cm" svg:width="10.43cm" svg:height="1.127cm" draw:z-index="3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46"/>
      <text:list xml:id="list4568483996301424917" text:style-name="L15">
        <text:list-item>
          <text:p text:style-name="P65">Completa la tabla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6"/>
          </table:table-cell>
          <table:table-cell table:style-name="Table1.A1" office:value-type="string">
            <text:p text:style-name="P66">R</text:p>
          </table:table-cell>
          <table:table-cell table:style-name="Table1.A1" office:value-type="string">
            <text:p text:style-name="P67">L</text:p>
          </table:table-cell>
          <table:table-cell table:style-name="Table1.A1" office:value-type="string">
            <text:p text:style-name="P67">C</text:p>
          </table:table-cell>
          <table:table-cell table:style-name="Table1.A1" office:value-type="string">
            <text:p text:style-name="P66">Total</text:p>
          </table:table-cell>
          <table:table-cell table:style-name="Table1.F1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6">E</text:p>
          </table:table-cell>
          <table:table-cell table:style-name="Table1.A2" office:value-type="string">
            <text:p text:style-name="P29">(22,3 - j66,4) V</text:p>
            <text:p text:style-name="P30">7<text:span text:style-name="T23">0</text:span> <text:span text:style-name="T23">V</text:span> ∠-71,45º</text:p>
          </table:table-cell>
          <table:table-cell table:style-name="Table1.A2" office:value-type="string">
            <text:p text:style-name="P29">(197,8 +j66,4) V</text:p>
            <text:p text:style-name="P30"><text:span text:style-name="T23">208,6</text:span> <text:span text:style-name="T23">V</text:span> ∠<text:span text:style-name="T24">18,55</text:span>º</text:p>
          </table:table-cell>
          <table:table-cell table:style-name="Table1.A2" office:value-type="string">
            <text:p text:style-name="P66">(<text:span text:style-name="T25">22</text:span>0 + j0) V</text:p>
            <text:p text:style-name="P68"><text:span text:style-name="T25">220 V </text:span>∠0º</text:p>
          </table:table-cell>
          <table:table-cell table:style-name="Table1.A2" office:value-type="string">
            <text:p text:style-name="P66">(<text:span text:style-name="T25">22</text:span>0 +j0) V</text:p>
            <text:p text:style-name="P74"><text:span text:style-name="T25">220 V </text:span><text:span text:style-name="T26">∠0º</text:span></text:p>
          </table:table-cell>
          <table:table-cell table:style-name="Table1.F2" office:value-type="string">
            <text:p text:style-name="P71">V</text:p>
          </table:table-cell>
        </table:table-row>
        <table:table-row>
          <table:table-cell table:style-name="Table1.A2" office:value-type="string">
            <text:p text:style-name="P66">I</text:p>
          </table:table-cell>
          <table:table-cell table:style-name="Table1.A2" office:value-type="string">
            <text:p text:style-name="P33">(2,2 - j6,6) A</text:p>
            <text:p text:style-name="P30">7 A ∠-71,45º</text:p>
          </table:table-cell>
          <table:table-cell table:style-name="Table1.A2" office:value-type="string">
            <text:p text:style-name="P33">(2,2 - j6,6) A</text:p>
            <text:p text:style-name="P30">7 A ∠-71,45º</text:p>
          </table:table-cell>
          <table:table-cell table:style-name="Table1.A2" office:value-type="string">
            <text:p text:style-name="P69">(<text:span text:style-name="T29">0</text:span> <text:span text:style-name="T23">+ j3,45</text:span>) <text:span text:style-name="T23">A</text:span></text:p>
            <text:p text:style-name="P32">3,45 A ∠90º</text:p>
          </table:table-cell>
          <table:table-cell table:style-name="Table1.A2" office:value-type="string">
            <text:p text:style-name="P70">(2,2 - j3,15) A</text:p>
            <text:p text:style-name="P70">3,8<text:span text:style-name="T30">4</text:span> A ∠-55º</text:p>
          </table:table-cell>
          <table:table-cell table:style-name="Table1.F2" office:value-type="string">
            <text:p text:style-name="P71">A</text:p>
          </table:table-cell>
        </table:table-row>
        <table:table-row>
          <table:table-cell table:style-name="Table1.A2" office:value-type="string">
            <text:p text:style-name="P66">Z</text:p>
          </table:table-cell>
          <table:table-cell table:style-name="Table1.A2" office:value-type="string">
            <text:p text:style-name="P72">(<text:span text:style-name="T29">10</text:span> +j0) Ω</text:p>
            <text:p text:style-name="P72"><text:span text:style-name="T29">10</text:span> Ω<text:span text:style-name="T31"> </text:span><text:span text:style-name="T26">∠0º</text:span></text:p>
          </table:table-cell>
          <table:table-cell table:style-name="Table1.A2" office:value-type="string">
            <text:p text:style-name="P72">(<text:span text:style-name="T29">0</text:span> +j<text:span text:style-name="T29">29,8</text:span>) Ω</text:p>
            <text:p text:style-name="P72"><text:span text:style-name="T29">29,8</text:span> Ω<text:span text:style-name="T31"> </text:span><text:span text:style-name="T26">∠</text:span><text:span text:style-name="T27">9</text:span><text:span text:style-name="T26">0º</text:span></text:p>
          </table:table-cell>
          <table:table-cell table:style-name="Table1.A2" office:value-type="string">
            <text:p text:style-name="P72">(<text:span text:style-name="T29">0</text:span> -j<text:span text:style-name="T29">63,7</text:span>) Ω</text:p>
            <text:p text:style-name="P72"><text:span text:style-name="T29">63,7</text:span> Ω<text:span text:style-name="T31"> </text:span><text:span text:style-name="T26">∠-</text:span><text:span text:style-name="T27">9</text:span><text:span text:style-name="T26">0º</text:span></text:p>
          </table:table-cell>
          <table:table-cell table:style-name="Table1.A2" office:value-type="string">
            <text:p text:style-name="P73"><text:span text:style-name="T26">(33,2 + j 47,4) </text:span><text:span text:style-name="T28">Ω</text:span></text:p>
            <text:p text:style-name="P69">57,9 Ω ∠55º</text:p>
          </table:table-cell>
          <table:table-cell table:style-name="Table1.F2" office:value-type="string">
            <text:p text:style-name="P72">Ω</text:p>
          </table:table-cell>
        </table:table-row>
      </table:table>
      <text:p text:style-name="P39"/>
      <text:p text:style-name="P45"><draw:frame draw:style-name="fr2" draw:name="Object2" text:anchor-type="as-char" svg:y="-0.623cm" svg:width="7.495cm" svg:height="1.002cm" draw:z-index="1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5"><draw:frame draw:style-name="fr2" draw:name="Object4" text:anchor-type="as-char" svg:y="-0.377cm" svg:width="6.893cm" svg:height="0.533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5"><draw:frame draw:style-name="fr2" draw:name="Object5" text:anchor-type="as-char" svg:y="-0.684cm" svg:width="6.989cm" svg:height="1.125cm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5"><draw:frame draw:style-name="fr2" draw:name="Object7" text:anchor-type="as-char" svg:y="-0.386cm" svg:width="8.234cm" svg:height="0.542cm" draw:z-index="18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5"><draw:frame draw:style-name="fr2" draw:name="Object6" text:anchor-type="as-char" svg:y="-0.684cm" svg:width="10.43cm" svg:height="1.127cm" draw:z-index="19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5"/>
      <text:p text:style-name="P47">Sin la conexión en paralelo del condensador, la corriente total del circuito sería I =<text:span text:style-name="T10">7 A ∠-71,45º.</text:span></text:p>
      <text:p text:style-name="P47">Gracias a la conexión en paralelo del condensador, se han reducido el valor efectivo de la corriente y el desfase a I = <text:span text:style-name="T11">3,8</text:span><text:span text:style-name="T12">4</text:span><text:span text:style-name="T11"> A ∠-55º.</text:span></text:p>
      <text:p text:style-name="P47"><text:span text:style-name="T11">E</text:span><text:span text:style-name="T9">sto se debe a que una parte de la energía reactiva oscila entre inductor y condensador.</text:span></text:p>
      <text:list xml:id="list185929477303116" text:continue-numbering="true" text:style-name="L15">
        <text:list-item>
          <text:p text:style-name="P63"><text:span text:style-name="T32">Dibuja el diagrama </text:span><text:span text:style-name="T33">fasorial de corriente</text:span><text:span text:style-name="T34">s</text:span><text:span text:style-name="T33"> y tensiones (escalas: </text:span><text:span text:style-name="T35">20</text:span><text:span text:style-name="T33"> V = </text:span><text:span text:style-name="T35">1</text:span><text:span text:style-name="T33"> cm y </text:span><text:span text:style-name="T36">1</text:span><text:span text:style-name="T33"> A = </text:span><text:span text:style-name="T37">1</text:span><text:span text:style-name="T33"> cm)</text:span><text:span text:style-name="T32">.</text:span></text:p>
        </text:list-item>
      </text:list>
      <text:p text:style-name="P48"/>
      <text:p text:style-name="P48"><draw:g text:anchor-type="paragraph" draw:z-index="30" draw:style-name="gr4"><draw:line draw:style-name="gr5" draw:text-style-name="P84" svg:x1="3.644cm" svg:y1="0.89cm" svg:x2="3.644cm" svg:y2="9.49cm"><text:p/></draw:line><draw:line draw:style-name="gr6" draw:text-style-name="P84" svg:x1="1.046cm" svg:y1="6.491cm" svg:x2="16.046cm" svg:y2="6.491cm"><text:p/></draw:line><draw:line draw:style-name="gr6" draw:text-style-name="P84" svg:x1="3.646cm" svg:y1="6.491cm" svg:x2="14.646cm" svg:y2="6.491cm"><text:p/></draw:line><draw:frame draw:style-name="gr7" draw:text-style-name="P85" svg:width="0.874cm" svg:height="0.466cm" svg:x="15.2cm" svg:y="6.65cm"><draw:image xlink:href="Pictures/2000000F00000371000001D498A77617.svm" xlink:type="simple" xlink:show="embed" xlink:actuate="onLoad"><text:p/></draw:image></draw:frame><draw:frame draw:style-name="gr7" draw:text-style-name="P85" svg:width="2.079cm" svg:height="0.47cm" svg:x="2.699cm" svg:y="0.346cm"><draw:image xlink:href="Pictures/2000000F00000825000001D4AE85CCDF.svm" xlink:type="simple" xlink:show="embed" xlink:actuate="onLoad"><text:p/></draw:image></draw:frame><draw:frame draw:style-name="gr7" draw:text-style-name="P85" svg:width="3.728cm" svg:height="0.532cm" svg:x="12.1cm" svg:y="5.853cm"><draw:image xlink:href="Pictures/2000005500000E8B00000214EC0F02E2.svm" xlink:type="simple" xlink:show="embed" xlink:actuate="onLoad"><text:p/></draw:image></draw:frame><draw:line draw:style-name="gr6" draw:text-style-name="P84" svg:x1="3.631cm" svg:y1="6.441cm" svg:x2="13.491cm" svg:y2="3.132cm"><text:p/></draw:line><draw:frame draw:style-name="gr7" draw:text-style-name="P85" svg:width="3.918cm" svg:height="0.53cm" svg:x="13.201cm" svg:y="2.353cm"><draw:image xlink:href="Pictures/2000004000000F5700000214E8EBEAEF.svm" xlink:type="simple" xlink:show="embed" xlink:actuate="onLoad"><text:p/></draw:image></draw:frame><draw:line draw:style-name="gr6" draw:text-style-name="P84" svg:x1="3.64cm" svg:y1="6.434cm" svg:x2="4.753cm" svg:y2="9.752cm"><text:p/></draw:line><draw:frame draw:style-name="gr7" draw:text-style-name="P85" svg:width="3.719cm" svg:height="0.53cm" svg:x="1.002cm" svg:y="9.555cm"><draw:image xlink:href="Pictures/2000004700000E8E000002148D3F05ED.svm" xlink:type="simple" xlink:show="embed" xlink:actuate="onLoad"><text:p/></draw:image></draw:frame><draw:line draw:style-name="gr6" draw:text-style-name="P84" svg:x1="3.657cm" svg:y1="6.438cm" svg:x2="5.837cm" svg:y2="9.551cm"><text:p/></draw:line><draw:frame draw:style-name="gr7" draw:text-style-name="P85" svg:width="3.038cm" svg:height="0.466cm" svg:x="5.803cm" svg:y="8.956cm"><draw:image xlink:href="Pictures/2000004000000BDD000001D462B86D40.svm" xlink:type="simple" xlink:show="embed" xlink:actuate="onLoad"><text:p/></draw:image></draw:frame><draw:line draw:style-name="gr6" draw:text-style-name="P84" svg:x1="3.633cm" svg:y1="6.477cm" svg:x2="5.86cm" svg:y2="13.113cm"><text:p/></draw:line><draw:frame draw:style-name="gr7" draw:text-style-name="P85" svg:width="3.56cm" svg:height="0.528cm" svg:x="6.103cm" svg:y="12.958cm"><draw:image xlink:href="Pictures/2000004700000DE8000002149957B81B.svm" xlink:type="simple" xlink:show="embed" xlink:actuate="onLoad"><text:p/></draw:image></draw:frame><draw:line draw:style-name="gr6" draw:text-style-name="P84" svg:x1="3.67cm" svg:y1="6.528cm" svg:x2="3.67cm" svg:y2="3.078cm"><text:p/></draw:line><draw:frame draw:style-name="gr8" draw:text-style-name="P86" svg:width="3.125cm" svg:height="0.532cm" svg:x="3.798cm" svg:y="3.172cm"><draw:image xlink:href="Pictures/2000004000000C3600000214FEA6E3C7.svm" xlink:type="simple" xlink:show="embed" xlink:actuate="onLoad"><text:p/></draw:image></draw:frame></draw:g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185928783267592" text:continue-numbering="true" text:style-name="L15">
        <text:list-item>
          <text:p text:style-name="P63"><text:span text:style-name="T32">Dibuja el diagrama</text:span><text:span text:style-name="T33"> de impedancias (escala </text:span><text:span text:style-name="T37">6</text:span><text:span text:style-name="T33"> Ω = 1 cm)</text:span><text:span text:style-name="T32">.</text:span></text:p>
        </text:list-item>
      </text:list>
      <text:p text:style-name="P48"><draw:g text:anchor-type="paragraph" draw:z-index="31" draw:style-name="gr4"><draw:line draw:style-name="gr5" draw:text-style-name="P84" svg:x1="3.242cm" svg:y1="2.697cm" svg:x2="3.242cm" svg:y2="11.297cm"><text:p/></draw:line><draw:line draw:style-name="gr6" draw:text-style-name="P84" svg:x1="0.645cm" svg:y1="8.295cm" svg:x2="15.645cm" svg:y2="8.295cm"><text:p/></draw:line><draw:line draw:style-name="gr6" draw:text-style-name="P84" svg:x1="3.245cm" svg:y1="8.295cm" svg:x2="4.915cm" svg:y2="8.295cm"><text:p/></draw:line><draw:frame draw:style-name="gr7" draw:text-style-name="P85" svg:width="0.872cm" svg:height="0.466cm" svg:x="14.799cm" svg:y="8.455cm"><draw:image xlink:href="Pictures/2000000F00000371000001D498A77617.svm" xlink:type="simple" xlink:show="embed" xlink:actuate="onLoad"><text:p/></draw:image></draw:frame><draw:frame draw:style-name="gr7" draw:text-style-name="P85" svg:width="2.079cm" svg:height="0.47cm" svg:x="2.297cm" svg:y="2.15cm"><draw:image xlink:href="Pictures/2000000F00000825000001D4AE85CCDF.svm" xlink:type="simple" xlink:show="embed" xlink:actuate="onLoad"><text:p/></draw:image></draw:frame><draw:frame draw:style-name="gr8" draw:text-style-name="P86" svg:width="2.662cm" svg:height="0.53cm" svg:x="4.8cm" svg:y="7.657cm"><draw:image xlink:href="Pictures/2000004000000A6600000214427111E7.svm" xlink:type="simple" xlink:show="embed" xlink:actuate="onLoad"><text:p/></draw:image></draw:frame><draw:line draw:style-name="gr6" draw:text-style-name="P84" svg:x1="3.233cm" svg:y1="8.286cm" svg:x2="3.233cm" svg:y2="3.316cm"><text:p/></draw:line><draw:frame draw:style-name="gr8" draw:text-style-name="P86" svg:width="3.167cm" svg:height="0.53cm" svg:x="0cm" svg:y="3.258cm"><draw:image xlink:href="Pictures/2000004000000C6600000214A93C92C6.svm" xlink:type="simple" xlink:show="embed" xlink:actuate="onLoad"><text:p/></draw:image></draw:frame><draw:line draw:style-name="gr6" draw:text-style-name="P84" svg:x1="3.235cm" svg:y1="8.296cm" svg:x2="3.235cm" svg:y2="18.896cm"><text:p/></draw:line><draw:frame draw:style-name="gr8" draw:text-style-name="P86" svg:width="3.509cm" svg:height="0.53cm" svg:x="3.6cm" svg:y="18.459cm"><draw:image xlink:href="Pictures/2000004700000DBE00000214AFBCD783.svm" xlink:type="simple" xlink:show="embed" xlink:actuate="onLoad"><text:p/></draw:image></draw:frame><draw:line draw:style-name="gr6" draw:text-style-name="P84" svg:x1="3.303cm" svg:y1="8.251cm" svg:x2="8.838cm" svg:y2="0.346cm"><text:p/></draw:line><draw:frame draw:style-name="gr8" draw:text-style-name="P86" svg:width="3.16cm" svg:height="0.53cm" svg:x="9.001cm" svg:y="0.36cm"><draw:image xlink:href="Pictures/2000004000000C67000002145A8ADD28.svm" xlink:type="simple" xlink:show="embed" xlink:actuate="onLoad"><text:p/></draw:image></draw:frame></draw:g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185929182975036" text:continue-numbering="true" text:style-name="L15">
        <text:list-item>
          <text:p text:style-name="P64"><text:span text:style-name="T38">Completa la tabla de potencias</text:span><text:span text:style-name="T32">.</text:span></text:p>
        </text:list-item>
      </text:list>
      <text:p text:style-name="P54"><draw:frame draw:style-name="fr2" draw:name="Object8" text:anchor-type="as-char" svg:y="-0.693cm" svg:width="5.055cm" svg:height="1.074cm" draw:z-index="2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5"><draw:frame draw:style-name="fr2" draw:name="Object9" text:anchor-type="as-char" svg:y="-0.693cm" svg:width="6.616cm" svg:height="1.138cm" draw:z-index="2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5"><draw:frame draw:style-name="fr2" draw:name="Object10" text:anchor-type="as-char" svg:y="-0.693cm" svg:width="6.759cm" svg:height="1.138cm" draw:z-index="2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5"><draw:frame draw:style-name="fr2" draw:name="Object12" text:anchor-type="as-char" svg:y="-0.377cm" svg:width="4.267cm" svg:height="0.533cm" draw:z-index="2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5"><draw:frame draw:style-name="fr2" draw:name="Object11" text:anchor-type="as-char" svg:y="-0.377cm" svg:width="5.773cm" svg:height="0.533cm" draw:z-index="2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office:value-type="string">
            <text:p text:style-name="P81"/>
          </table:table-cell>
          <table:table-cell table:style-name="Table5.A1" office:value-type="string">
            <text:p text:style-name="P75">R</text:p>
          </table:table-cell>
          <table:table-cell table:style-name="Table5.A1" office:value-type="string">
            <text:p text:style-name="P75">X<text:span text:style-name="T41">L</text:span></text:p>
          </table:table-cell>
          <table:table-cell table:style-name="Table5.A1" office:value-type="string">
            <text:p text:style-name="P75">X<text:span text:style-name="T42">C</text:span></text:p>
          </table:table-cell>
          <table:table-cell table:style-name="Table5.E1" office:value-type="string">
            <text:p text:style-name="P76">Z</text:p>
          </table:table-cell>
        </table:table-row>
        <table:table-row>
          <table:table-cell table:style-name="Table5.A2" office:value-type="string">
            <text:p text:style-name="P77">P en W</text:p>
          </table:table-cell>
          <table:table-cell table:style-name="Table5.A2" office:value-type="string">
            <text:p text:style-name="P78">490</text:p>
          </table:table-cell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81"/>
          </table:table-cell>
          <table:table-cell table:style-name="Table5.E2" office:value-type="string">
            <text:p text:style-name="P81"/>
          </table:table-cell>
        </table:table-row>
        <table:table-row>
          <table:table-cell table:style-name="Table5.A2" office:value-type="string">
            <text:p text:style-name="P77">Q en VAR</text:p>
          </table:table-cell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79">1460,2</text:p>
          </table:table-cell>
          <table:table-cell table:style-name="Table5.A2" office:value-type="string">
            <text:p text:style-name="P80">-<text:span text:style-name="T43">759,8</text:span></text:p>
          </table:table-cell>
          <table:table-cell table:style-name="Table5.E2" office:value-type="string">
            <text:p text:style-name="P81"/>
          </table:table-cell>
        </table:table-row>
        <table:table-row>
          <table:table-cell table:style-name="Table5.A2" office:value-type="string">
            <text:p text:style-name="P77">S en VA</text:p>
          </table:table-cell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81"/>
          </table:table-cell>
          <table:table-cell table:style-name="Table5.E2" office:value-type="string">
            <text:p text:style-name="P79">8<text:span text:style-name="T30">45</text:span></text:p>
          </table:table-cell>
        </table:table-row>
      </table:table>
      <text:p text:style-name="P56"/>
      <text:p text:style-name="P55"/>
      <text:list xml:id="list185930506513970" text:continue-numbering="true" text:style-name="L15">
        <text:list-item>
          <text:p text:style-name="P57">Dibuja el triángulo de potencias (escala 200 W = 200 VAR = 200 VA = 1 cm).</text:p>
        </text:list-item>
      </text:list>
      <text:p text:style-name="P56"/>
      <text:p text:style-name="P56"><draw:g text:anchor-type="paragraph" draw:z-index="32" draw:style-name="gr4"><draw:line draw:style-name="gr6" draw:text-style-name="P84" svg:x1="5.347cm" svg:y1="8.008cm" svg:x2="7.797cm" svg:y2="8.008cm"><text:p/></draw:line><draw:frame draw:style-name="gr8" draw:text-style-name="P86" svg:width="1.943cm" svg:height="0.468cm" svg:x="7.899cm" svg:y="7.789cm"><draw:image xlink:href="Pictures/2000002400000799000001D4B988C801.svm" xlink:type="simple" xlink:show="embed" xlink:actuate="onLoad"><text:p/></draw:image></draw:frame><draw:line draw:style-name="gr6" draw:text-style-name="P84" svg:x1="5.321cm" svg:y1="7.963cm" svg:x2="5.321cm" svg:y2="0.663cm"><text:p/></draw:line><draw:frame draw:style-name="gr8" draw:text-style-name="P86" svg:width="2.666cm" svg:height="0.532cm" svg:x="5.8cm" svg:y="0.49cm"><draw:image xlink:href="Pictures/2000002B00000A7700000214E497EBA9.svm" xlink:type="simple" xlink:show="embed" xlink:actuate="onLoad"><text:p/></draw:image></draw:frame><draw:line draw:style-name="gr6" draw:text-style-name="P84" svg:x1="5.321cm" svg:y1="8.015cm" svg:x2="5.321cm" svg:y2="11.815cm"><text:p/></draw:line><draw:frame draw:style-name="gr8" draw:text-style-name="P86" svg:width="3.109cm" svg:height="0.532cm" svg:x="5.636cm" svg:y="11.364cm"><draw:image xlink:href="Pictures/2000003200000C310000021490683DD3.svm" xlink:type="simple" xlink:show="embed" xlink:actuate="onLoad"><text:p/></draw:image></draw:frame><draw:line draw:style-name="gr6" draw:text-style-name="P84" svg:x1="5.321cm" svg:y1="7.962cm" svg:x2="5.321cm" svg:y2="4.462cm"><text:p/></draw:line><draw:frame draw:style-name="gr8" draw:text-style-name="P86" svg:width="4.248cm" svg:height="0.532cm" svg:x="1cm" svg:y="4.392cm"><draw:image xlink:href="Pictures/2000004E000010A4000002146E8DACB6.svm" xlink:type="simple" xlink:show="embed" xlink:actuate="onLoad"><text:p/></draw:image></draw:frame><draw:line draw:style-name="gr9" draw:text-style-name="P84" svg:x1="7.719cm" svg:y1="7.962cm" svg:x2="7.719cm" svg:y2="4.462cm"><text:p/></draw:line><draw:line draw:style-name="gr6" draw:text-style-name="P84" svg:x1="5.336cm" svg:y1="7.984cm" svg:x2="7.773cm" svg:y2="4.504cm"><text:p/></draw:line><draw:frame draw:style-name="gr8" draw:text-style-name="P86" svg:width="1.983cm" svg:height="0.468cm" svg:x="6.72cm" svg:y="4.023cm"><draw:image xlink:href="Pictures/20000024000007C6000001D4C9E543C3.svm" xlink:type="simple" xlink:show="embed" xlink:actuate="onLoad"><text:p/></draw:image></draw:frame><draw:frame draw:style-name="gr8" draw:text-style-name="P86" svg:width="1.438cm" svg:height="0.466cm" svg:x="5.69cm" svg:y="7.464cm"><draw:image xlink:href="Pictures/200000240000059D000001D45F006AA1.svm" xlink:type="simple" xlink:show="embed" xlink:actuate="onLoad"><text:p/></draw:image></draw:frame></draw:g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list xml:id="list185929813267897" text:continue-numbering="true" text:style-name="L15">
        <text:list-item>
          <text:p text:style-name="P58">¿Cuál sería la capacidad del condensador en paralelo, si se quiere eliminar el desfase entre tensión de alimentación y corriente I?</text:p>
          <text:p text:style-name="P58">Para eliminar el desfase entre la tensión de <text:span text:style-name="T22">alimentación</text:span> y la corriente, las potencias reactivas de inductor y condensador deben ser iguales. En este caso, <text:span text:style-name="T22">toda </text:span>la pòtencia reactiva oscila entre el inductor y el condensador. </text:p>
          <text:p text:style-name="P62">El conductor desde la fuente de alimentación hasta el condensador, sólo conduce la intensidad necesaria para generar la potencia activa de la resistencia.</text:p>
        </text:list-item>
      </text:list>
      <text:p text:style-name="P59"><text:tab/><draw:frame draw:style-name="fr2" draw:name="Object13" text:anchor-type="as-char" svg:y="-0.377cm" svg:width="1.148cm" svg:height="0.533cm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22">→</text:span><text:span text:style-name="T22"><draw:frame draw:style-name="fr2" draw:name="Object14" text:anchor-type="as-char" svg:y="-0.377cm" svg:width="2.741cm" svg:height="0.533cm" draw:z-index="26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59"><text:span text:style-name="T22"><text:tab/></text:span><text:span text:style-name="T22"><draw:frame draw:style-name="fr2" draw:name="Object15" text:anchor-type="as-char" svg:y="-0.693cm" svg:width="2.108cm" svg:height="1.138cm" draw:z-index="27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2">→</text:span><text:span text:style-name="T22"><draw:frame draw:style-name="fr2" draw:name="Object16" text:anchor-type="as-char" svg:y="-0.661cm" svg:width="4.09cm" svg:height="1.104cm" draw:z-index="2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2">→</text:span><text:span text:style-name="T22"><draw:frame draw:style-name="fr2" draw:name="Object17" text:anchor-type="as-char" svg:y="-0.661cm" svg:width="4.794cm" svg:height="1.041cm" draw:z-index="2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53"><text:span text:style-name="T22"><text:tab/></text:span>con <draw:frame draw:style-name="fr2" draw:name="Object18" text:anchor-type="as-char" svg:y="-0.623cm" svg:width="2.542cm" svg:height="1.002cm" draw:z-index="13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22">→</text:span><text:span text:style-name="T22"><draw:frame draw:style-name="fr2" draw:name="Object19" text:anchor-type="as-char" svg:y="-0.623cm" svg:width="7.519cm" svg:height="1.065cm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1"><text:span text:style-name="T13">Puntuació màxima </text:span><text:span text:style-name="T15">9</text:span><text:span text:style-name="T13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tarSymbol" svg:font-family="StarSymbol" style:font-charset="x-symbol"/>
    <style:font-face style:name="F" svg:font-family="" style:font-family-generic="roman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253cm" fo:margin-left="-1cm" fo:margin-top="0cm" fo:margin-bottom="0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9.199cm"/>
    </style:style>
    <style:style style:name="Table2.C" style:family="table-column">
      <style:table-column-properties style:column-width="6.555cm"/>
    </style:style>
    <style:style style:name="Table2.1" style:family="table-row">
      <style:table-row-properties style:min-row-height="0.974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8c688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2.173cm" svg:height="2.514cm" draw:z-index="12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– A - solució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5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9</text:page-number> de <text:page-count>9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02T18:59:28.173336125</dc:date>
    <meta:editing-duration>PT7H44M15S</meta:editing-duration>
    <meta:editing-cycles>75</meta:editing-cycles>
    <meta:document-statistic meta:table-count="4" meta:image-count="1" meta:object-count="35" meta:page-count="9" meta:paragraph-count="118" meta:word-count="435" meta:character-count="2187" meta:non-whitespace-character-count="1729"/>
  </office:meta>
</office:document-meta>
</file>

<file path=Object 1/content.xml><?xml version="1.0" encoding="utf-8"?>
<math xmlns="http://www.w3.org/1998/Math/MathML" display="block">
  <semantics>
    <mrow>
      <msub>
        <mi>X</mi>
        <mi>C</mi>
      </msub>
      <mo stretchy="false">=</mo>
      <mfrac>
        <mn>1</mn>
        <mrow>
          <mn>2</mn>
          <mo stretchy="false">⋅</mo>
          <mi mathvariant="normal">π</mi>
          <mo stretchy="false">⋅</mo>
          <mi>f</mi>
          <mo stretchy="false">⋅</mo>
          <mi>C</mi>
        </mrow>
      </mfrac>
    </mrow>
    <annotation encoding="StarMath 5.0">X rsub C  = 1 over { 2 cdot %pi cdot f cdot C }</annotation>
  </semantics>
</math>
</file>

<file path=Object 10/content.xml><?xml version="1.0" encoding="utf-8"?>
<math xmlns="http://www.w3.org/1998/Math/MathML" display="block">
  <semantics>
    <mrow>
      <mrow>
        <msub>
          <mi>Q</mi>
          <mi>C</mi>
        </msub>
        <mo stretchy="false">=</mo>
        <mfrac>
          <mrow>
            <mrow>
              <mo fence="true" stretchy="false">(</mo>
              <mrow>
                <msub>
                  <mi>E</mi>
                  <mi>C</mi>
                </msub>
              </mrow>
              <mo fence="true" stretchy="false">)</mo>
            </mrow>
            <mn>²</mn>
          </mrow>
          <msub>
            <mi>X</mi>
            <mi>C</mi>
          </msub>
        </mfrac>
        <mo stretchy="false">=</mo>
        <mfrac>
          <mrow>
            <mo stretchy="false">−</mo>
            <mrow>
              <mrow>
                <mo fence="true" stretchy="false">(</mo>
                <mrow>
                  <mrow>
                    <mn>220</mn>
                    <mi>V</mi>
                  </mrow>
                </mrow>
                <mo fence="true" stretchy="false">)</mo>
              </mrow>
              <mn>²</mn>
            </mrow>
          </mrow>
          <mrow>
            <mn>63,7</mn>
            <mi>Ω</mi>
          </mrow>
        </mfrac>
        <mo stretchy="false">=</mo>
        <mrow>
          <mo stretchy="false">−</mo>
          <mn>759,8</mn>
        </mrow>
      </mrow>
      <mi mathvariant="italic">VAR</mi>
    </mrow>
    <annotation encoding="StarMath 5.0">Q rsub C = {(E rsub C)²} over X rsub C = - {(220 V)²} over {63,7 Ω} = -759,8 VAR</annotation>
  </semantics>
</math>
</file>

<file path=Object 11/content.xml><?xml version="1.0" encoding="utf-8"?>
<math xmlns="http://www.w3.org/1998/Math/MathML" display="block">
  <semantics>
    <mrow>
      <mrow>
        <mi>Q</mi>
        <mo stretchy="false">=</mo>
        <mrow>
          <msub>
            <mi>Q</mi>
            <mi>L</mi>
          </msub>
          <mo stretchy="false">+</mo>
          <msub>
            <mi>Q</mi>
            <mi>C</mi>
          </msub>
        </mrow>
        <mo stretchy="false">=</mo>
        <mn>700,4</mn>
      </mrow>
      <mi mathvariant="italic">VAR</mi>
    </mrow>
    <annotation encoding="StarMath 5.0">Q  = Q rsub L + Q rsub C = 700,4 VAR</annotation>
  </semantics>
</math>
</file>

<file path=Object 12/content.xml><?xml version="1.0" encoding="utf-8"?>
<math xmlns="http://www.w3.org/1998/Math/MathML" display="block">
  <semantics>
    <mrow>
      <mrow>
        <mi>S</mi>
        <mo stretchy="false">=</mo>
        <mrow>
          <msub>
            <mi>E</mi>
            <mi>T</mi>
          </msub>
          <mo stretchy="false">⋅</mo>
          <mi>I</mi>
        </mrow>
        <mo stretchy="false">=</mo>
        <mn>220</mn>
      </mrow>
      <mrow>
        <mi>V</mi>
        <mo stretchy="false">⋅</mo>
        <mn>3,84</mn>
      </mrow>
      <mrow>
        <mi>A</mi>
        <mo stretchy="false">=</mo>
        <mn>845</mn>
      </mrow>
      <mi mathvariant="italic">VA</mi>
    </mrow>
    <annotation encoding="StarMath 5.0">S = E rsub T cdot I =  220 V cdot 3,84 A = 845 VA</annotation>
  </semantics>
</math>
</file>

<file path=Object 13/content.xml><?xml version="1.0" encoding="utf-8"?>
<math xmlns="http://www.w3.org/1998/Math/MathML" display="block">
  <semantics>
    <mrow>
      <msub>
        <mi>Q</mi>
        <mi>L</mi>
      </msub>
      <mo stretchy="false">=</mo>
      <msub>
        <mi>Q</mi>
        <mi>C</mi>
      </msub>
    </mrow>
    <annotation encoding="StarMath 5.0">Q rsub L = Q rsub C  </annotation>
  </semantics>
</math>
</file>

<file path=Object 14/content.xml><?xml version="1.0" encoding="utf-8"?>
<math xmlns="http://www.w3.org/1998/Math/MathML" display="block">
  <semantics>
    <mrow>
      <mrow>
        <msub>
          <mi>Q</mi>
          <mi>C</mi>
        </msub>
        <mo stretchy="false">=</mo>
        <mn>1460,2</mn>
      </mrow>
      <mi mathvariant="italic">VAR</mi>
    </mrow>
    <annotation encoding="StarMath 5.0">Q rsub C = 1460,2 VAR</annotation>
  </semantics>
</math>
</file>

<file path=Object 15/content.xml><?xml version="1.0" encoding="utf-8"?>
<math xmlns="http://www.w3.org/1998/Math/MathML" display="block">
  <semantics>
    <mrow>
      <msub>
        <mi>Q</mi>
        <mi>C</mi>
      </msub>
      <mo stretchy="false">=</mo>
      <mfrac>
        <mrow>
          <mrow>
            <mo fence="true" stretchy="false">(</mo>
            <mrow>
              <msub>
                <mi>E</mi>
                <mi>C</mi>
              </msub>
            </mrow>
            <mo fence="true" stretchy="false">)</mo>
          </mrow>
          <mn>²</mn>
        </mrow>
        <msub>
          <mi>X</mi>
          <mi>C</mi>
        </msub>
      </mfrac>
    </mrow>
    <annotation encoding="StarMath 5.0">Q rsub C = {(E rsub C)²} over X rsub C</annotation>
  </semantics>
</math>
</file>

<file path=Object 16/content.xml><?xml version="1.0" encoding="utf-8"?>
<math xmlns="http://www.w3.org/1998/Math/MathML" display="block">
  <semantics>
    <mrow>
      <mn>1460,2</mn>
      <mrow>
        <mi mathvariant="italic">VAR</mi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sub>
            <mi>X</mi>
            <mi>C</mi>
          </msub>
        </mfrac>
      </mrow>
    </mrow>
    <annotation encoding="StarMath 5.0">1460,2 VAR = {(220V)²} over X rsub C</annotation>
  </semantics>
</math>
</file>

<file path=Object 17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row>
            <mn>1460,2</mn>
            <mi mathvariant="italic">VAR</mi>
          </mrow>
        </mfrac>
        <mo stretchy="false">=</mo>
        <mn>33,15</mn>
      </mrow>
      <mi>Ω</mi>
    </mrow>
    <annotation encoding="StarMath 5.0">X rsub C  = {(220V)²} over {1460,2 VAR} = 33,15 Ω</annotation>
  </semantics>
</math>
</file>

<file path=Object 18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i>C</mi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  <mo stretchy="false">⋅</mo>
              <mn>0,000005</mn>
            </mrow>
            <mi>F</mi>
          </mrow>
        </mfrac>
        <mo stretchy="false">=</mo>
        <mn>636,6</mn>
      </mrow>
      <mi>Ω</mi>
    </mrow>
    <annotation encoding="StarMath 5.0">X rsub C = 1 over {2 cdot %pi cdot f cdot C} = 1 over {2 cdot %pi cdot 50 cdot 0,000005 F} = 636,6 Ω</annotation>
  </semantics>
</math>
</file>

<file path=Object 19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i>f</mi>
          <mo stretchy="false">⋅</mo>
          <mn>0,048</mn>
        </mrow>
      </mrow>
      <mrow>
        <mi>H</mi>
        <mo stretchy="false">=</mo>
        <mn>15</mn>
      </mrow>
      <mi>Ω</mi>
    </mrow>
    <annotation encoding="StarMath 5.0">X rsub L = 2 cdot %pi cdot f cdot L = 2 cdot %pi cdot f cdot 0,048 H = 15 Ω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sub>
              <mi>X</mi>
              <mi>C</mi>
            </msub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</mrow>
            <mrow>
              <mi mathvariant="italic">Hz</mi>
              <mo stretchy="false">⋅</mo>
              <mn>33,15</mn>
            </mrow>
            <mi>Ω</mi>
          </mrow>
        </mfrac>
        <mo stretchy="false">=</mo>
        <mn>96</mn>
      </mrow>
      <mi mathvariant="italic">μF</mi>
    </mrow>
    <annotation encoding="StarMath 5.0"> C  = 1 over { 2 cdot %pi cdot f cdot X rsub C } = 1 over { 2 cdot %pi cdot 50 Hz cdot 33,15 Ω } = 96 μF</annotation>
  </semantics>
</math>
</file>

<file path=Object 20/content.xml><?xml version="1.0" encoding="utf-8"?>
<math xmlns="http://www.w3.org/1998/Math/MathML" display="block">
  <semantics>
    <mrow>
      <mrow>
        <msub>
          <mi>I</mi>
          <mi>C</mi>
        </msub>
        <mo stretchy="false">=</mo>
        <mfrac>
          <msub>
            <mi>E</mi>
            <mi>C</mi>
          </msub>
          <msub>
            <mi>Z</mi>
            <mi>C</mi>
          </msub>
        </mfrac>
        <mo stretchy="false">=</mo>
        <mfrac>
          <mrow>
            <mn>220</mn>
            <mi>V</mi>
            <mi>∠</mi>
            <mn>0</mn>
            <mi>º</mi>
          </mrow>
          <mrow>
            <mn>63,7</mn>
            <mi>Ω</mi>
            <mrow>
              <mi>∠</mi>
              <mo stretchy="false">−</mo>
              <mn>90</mn>
            </mrow>
            <mi>º</mi>
          </mrow>
        </mfrac>
        <mo stretchy="false">=</mo>
        <mn>3,45</mn>
      </mrow>
      <mi>A</mi>
      <mi>∠</mi>
      <mn>90</mn>
      <mi>º</mi>
    </mrow>
    <annotation encoding="StarMath 5.0">I rsub C = E rsub C over Z rsub C = {220 V ∠0º} over { 63,7 Ω ∠-90º } = 3,45 A ∠90º</annotation>
  </semantics>
</math>
</file>

<file path=Object 21/content.xml><?xml version="1.0" encoding="utf-8"?>
<math xmlns="http://www.w3.org/1998/Math/MathML" display="block">
  <semantics>
    <mrow>
      <mrow>
        <msub>
          <mi>Z</mi>
          <mi mathvariant="italic">RL</mi>
        </msub>
        <mo stretchy="false">=</mo>
        <mrow>
          <mi>R</mi>
          <mo stretchy="false">+</mo>
          <mi>j</mi>
        </mrow>
      </mrow>
      <mrow>
        <msub>
          <mi>X</mi>
          <mi>L</mi>
        </msub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29,8</mn>
            </mrow>
          </mrow>
          <mo fence="true" stretchy="false">)</mo>
        </mrow>
      </mrow>
      <mrow>
        <mi>Ω</mi>
        <mo stretchy="false">=</mo>
        <mn>31,4</mn>
      </mrow>
      <mi>Ω</mi>
      <mi>∠</mi>
      <mn>71,45</mn>
      <mi>º</mi>
    </mrow>
    <annotation encoding="StarMath 5.0">Z rsub RL = R + j X rsub L = (10  + j 29,8) Ω = 31,4Ω ∠ 71,45º</annotation>
  </semantics>
</math>
</file>

<file path=Object 22/content.xml><?xml version="1.0" encoding="utf-8"?>
<math xmlns="http://www.w3.org/1998/Math/MathML" display="block">
  <semantics>
    <mrow>
      <mrow>
        <msub>
          <mi>I</mi>
          <mi mathvariant="italic">RL</mi>
        </msub>
        <mo stretchy="false">=</mo>
        <mfrac>
          <msub>
            <mi>E</mi>
            <mi>T</mi>
          </msub>
          <msub>
            <mi>Z</mi>
            <mi mathvariant="italic">RL</mi>
          </msub>
        </mfrac>
        <mo stretchy="false">=</mo>
        <mfrac>
          <mrow>
            <mn>220</mn>
            <mi>V</mi>
            <mi>∠</mi>
            <mn>0</mn>
            <mi>º</mi>
          </mrow>
          <mrow>
            <mn>31,4</mn>
            <mi>Ω</mi>
            <mi>∠</mi>
            <mn>71,45</mn>
            <mi>º</mi>
          </mrow>
        </mfrac>
        <mo stretchy="false">=</mo>
        <mn>7</mn>
      </mrow>
      <mi>A</mi>
      <mrow>
        <mi>∠</mi>
        <mo stretchy="false">−</mo>
        <mn>71,45</mn>
      </mrow>
      <mrow>
        <mi>º</mi>
        <mo stretchy="false">=</mo>
        <mrow>
          <mo fence="true" stretchy="false">(</mo>
          <mrow>
            <mrow>
              <mrow>
                <mn>2,2</mn>
                <mo stretchy="false">−</mo>
                <mi>j</mi>
              </mrow>
              <mn>6,6</mn>
            </mrow>
          </mrow>
          <mo fence="true" stretchy="false">)</mo>
        </mrow>
      </mrow>
      <mi>A</mi>
    </mrow>
    <annotation encoding="StarMath 5.0">I rsub RL = E rsub T over Z rsub RL = {220 V ∠0º} over { 31,4 Ω ∠71,45º } = 7 A ∠-71,45º = (2,2 - j6,6) A</annotation>
  </semantics>
</math>
</file>

<file path=Object 23/content.xml><?xml version="1.0" encoding="utf-8"?>
<math xmlns="http://www.w3.org/1998/Math/MathML" display="block">
  <semantics>
    <mrow>
      <msub>
        <mi>X</mi>
        <mi>C</mi>
      </msub>
      <mo stretchy="false">=</mo>
      <mfrac>
        <mn>1</mn>
        <mrow>
          <mn>2</mn>
          <mo stretchy="false">⋅</mo>
          <mi mathvariant="normal">π</mi>
          <mo stretchy="false">⋅</mo>
          <mi>f</mi>
          <mo stretchy="false">⋅</mo>
          <mi>C</mi>
        </mrow>
      </mfrac>
    </mrow>
    <annotation encoding="StarMath 5.0">X rsub C  = 1 over { 2 cdot %pi cdot f cdot C }</annotation>
  </semantics>
</math>
</file>

<file path=Object 24/content.xml><?xml version="1.0" encoding="utf-8"?>
<math xmlns="http://www.w3.org/1998/Math/MathML" display="block">
  <semantics>
    <mrow>
      <mrow>
        <mi>C</mi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sub>
              <mi>X</mi>
              <mi>C</mi>
            </msub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</mrow>
            <mrow>
              <mi mathvariant="italic">Hz</mi>
              <mo stretchy="false">⋅</mo>
              <mn>74,1</mn>
            </mrow>
            <mi>Ω</mi>
          </mrow>
        </mfrac>
        <mo stretchy="false">=</mo>
        <mn>43</mn>
      </mrow>
      <mi mathvariant="italic">μF</mi>
    </mrow>
    <annotation encoding="StarMath 5.0"> C  = 1 over { 2 cdot %pi cdot f cdot X rsub C } = 1 over { 2 cdot %pi cdot 50 Hz cdot 74,1 Ω } = 43 μF</annotation>
  </semantics>
</math>
</file>

<file path=Object 27/content.xml><?xml version="1.0" encoding="utf-8"?>
<math xmlns="http://www.w3.org/1998/Math/MathML" display="block">
  <semantics>
    <mrow>
      <msub>
        <mi>Q</mi>
        <mi>C</mi>
      </msub>
      <mo stretchy="false">=</mo>
      <mfrac>
        <mrow>
          <mrow>
            <mo fence="true" stretchy="false">(</mo>
            <mrow>
              <msub>
                <mi>E</mi>
                <mi>C</mi>
              </msub>
            </mrow>
            <mo fence="true" stretchy="false">)</mo>
          </mrow>
          <mn>²</mn>
        </mrow>
        <msub>
          <mi>X</mi>
          <mi>C</mi>
        </msub>
      </mfrac>
    </mrow>
    <annotation encoding="StarMath 5.0">Q rsub C = {(E rsub C)²} over X rsub C</annotation>
  </semantics>
</math>
</file>

<file path=Object 28/content.xml><?xml version="1.0" encoding="utf-8"?>
<math xmlns="http://www.w3.org/1998/Math/MathML" display="block">
  <semantics>
    <mrow>
      <mn>653,4</mn>
      <mrow>
        <mi mathvariant="italic">VAR</mi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sub>
            <mi>X</mi>
            <mi>C</mi>
          </msub>
        </mfrac>
      </mrow>
    </mrow>
    <annotation encoding="StarMath 5.0">653,4 VAR = {(220V)²} over X rsub C</annotation>
  </semantics>
</math>
</file>

<file path=Object 29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row>
            <mn>653,4</mn>
            <mi mathvariant="italic">VAR</mi>
          </mrow>
        </mfrac>
        <mo stretchy="false">=</mo>
        <mn>74,1</mn>
      </mrow>
      <mi>Ω</mi>
    </mrow>
    <annotation encoding="StarMath 5.0">X rsub C  = {(220V)²} over {653,4 VAR} = 74,1 Ω</annotation>
  </semantics>
</math>
</file>

<file path=Object 3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i>C</mi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  <mo stretchy="false">⋅</mo>
              <mn>0,00005</mn>
            </mrow>
            <mi>F</mi>
          </mrow>
        </mfrac>
        <mo stretchy="false">=</mo>
        <mn>63,7</mn>
      </mrow>
      <mi>Ω</mi>
    </mrow>
    <annotation encoding="StarMath 5.0">X rsub C = 1 over {2 cdot %pi cdot f cdot C} = 1 over {2 cdot %pi cdot 50 cdot 0,00005 F} = 63,7 Ω</annotation>
  </semantics>
</math>
</file>

<file path=Object 30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i>f</mi>
          <mo stretchy="false">⋅</mo>
          <mn>0,048</mn>
        </mrow>
      </mrow>
      <mrow>
        <mi>H</mi>
        <mo stretchy="false">=</mo>
        <mn>15</mn>
      </mrow>
      <mi>Ω</mi>
    </mrow>
    <annotation encoding="StarMath 5.0">X rsub L = 2 cdot %pi cdot f cdot L = 2 cdot %pi cdot f cdot 0,048 H = 15 Ω</annotation>
  </semantics>
</math>
</file>

<file path=Object 31/content.xml><?xml version="1.0" encoding="utf-8"?>
<math xmlns="http://www.w3.org/1998/Math/MathML" display="block">
  <semantics>
    <mrow>
      <mrow>
        <msub>
          <mi>I</mi>
          <mi mathvariant="italic">RL</mi>
        </msub>
        <mo stretchy="false">=</mo>
        <mfrac>
          <mi>E</mi>
          <msub>
            <mi>Z</mi>
            <mi mathvariant="italic">RL</mi>
          </msub>
        </mfrac>
        <mo stretchy="false">=</mo>
        <mfrac>
          <mrow>
            <mn>220</mn>
            <mi>V</mi>
            <mi>∠</mi>
            <mn>0</mn>
            <mi>º</mi>
          </mrow>
          <mrow>
            <mn>33,5</mn>
            <mi>Ω</mi>
            <mi>∠</mi>
            <mn>26,57</mn>
            <mi>º</mi>
          </mrow>
        </mfrac>
        <mo stretchy="false">=</mo>
        <mn>6,6</mn>
      </mrow>
      <mi>A</mi>
      <mrow>
        <mi>∠</mi>
        <mo stretchy="false">−</mo>
        <mn>26,57</mn>
      </mrow>
      <mi>º</mi>
    </mrow>
    <annotation encoding="StarMath 5.0">I rsub RL = E over Z rsub RL = {220 V ∠0º}  over {33,5 Ω ∠ 26,57º} = 6,6 A ∠-26,57º</annotation>
  </semantics>
</math>
</file>

<file path=Object 32/content.xml><?xml version="1.0" encoding="utf-8"?>
<math xmlns="http://www.w3.org/1998/Math/MathML" display="block">
  <semantics>
    <mrow>
      <mrow>
        <msub>
          <mi>Z</mi>
          <mi mathvariant="italic">RL</mi>
        </msub>
        <mo stretchy="false">=</mo>
        <mrow>
          <mo fence="true" stretchy="false">(</mo>
          <mrow>
            <mrow>
              <mrow>
                <mn>30</mn>
                <mo stretchy="false">+</mo>
                <mi>j</mi>
              </mrow>
              <mn>15</mn>
            </mrow>
          </mrow>
          <mo fence="true" stretchy="false">)</mo>
        </mrow>
      </mrow>
      <mrow>
        <mi>Ω</mi>
        <mo stretchy="false">=</mo>
        <mn>33,5</mn>
      </mrow>
      <mi>Ω</mi>
      <mi>∠</mi>
      <mn>26,57</mn>
      <mi>º</mi>
    </mrow>
    <annotation encoding="StarMath 5.0"> Z rsub RL = (30 + j 15)Ω =33,5 Ω ∠ 26,57º </annotation>
  </semantics>
</math>
</file>

<file path=Object 33/content.xml><?xml version="1.0" encoding="utf-8"?>
<math xmlns="http://www.w3.org/1998/Math/MathML" display="block">
  <semantics>
    <mrow>
      <mrow>
        <msub>
          <mi>E</mi>
          <mi>L</mi>
        </msub>
        <mo stretchy="false">=</mo>
        <mrow>
          <msub>
            <mi>Z</mi>
            <mi>L</mi>
          </msub>
          <mo stretchy="false">⋅</mo>
          <msub>
            <mi>I</mi>
            <mi mathvariant="italic">RL</mi>
          </msub>
        </mrow>
        <mo stretchy="false">=</mo>
        <mn>15</mn>
      </mrow>
      <mi>Ω</mi>
      <mi>∠</mi>
      <mn>90</mn>
      <mrow>
        <mi>º</mi>
        <mo stretchy="false">⋅</mo>
        <mn>6,6</mn>
      </mrow>
      <mi>A</mi>
      <mrow>
        <mi>∠</mi>
        <mo stretchy="false">−</mo>
        <mn>26,57</mn>
      </mrow>
      <mrow>
        <mi>º</mi>
        <mo stretchy="false">=</mo>
        <mn>99</mn>
      </mrow>
      <mi>V</mi>
      <mi>∠</mi>
      <mn>63,43</mn>
      <mi>º</mi>
    </mrow>
    <annotation encoding="StarMath 5.0">E rsub L = Z rsub L cdot I rsub RL= 15 Ω ∠ 90º cdot 6,6 A ∠-26,57º = 99 V ∠63,43º</annotation>
  </semantics>
</math>
</file>

<file path=Object 34/content.xml><?xml version="1.0" encoding="utf-8"?>
<math xmlns="http://www.w3.org/1998/Math/MathML" display="block">
  <semantics>
    <mrow>
      <mrow>
        <msub>
          <mi>E</mi>
          <mi>R</mi>
        </msub>
        <mo stretchy="false">=</mo>
        <mrow>
          <msub>
            <mi>Z</mi>
            <mi>R</mi>
          </msub>
          <mo stretchy="false">⋅</mo>
          <msub>
            <mi>I</mi>
            <mi mathvariant="italic">RL</mi>
          </msub>
        </mrow>
        <mo stretchy="false">=</mo>
        <mn>30</mn>
      </mrow>
      <mi>Ω</mi>
      <mi>∠</mi>
      <mn>0</mn>
      <mrow>
        <mi>º</mi>
        <mo stretchy="false">⋅</mo>
        <mn>6,6</mn>
      </mrow>
      <mi>A</mi>
      <mrow>
        <mi>∠</mi>
        <mo stretchy="false">−</mo>
        <mn>26,57</mn>
      </mrow>
      <mrow>
        <mi>º</mi>
        <mo stretchy="false">=</mo>
        <mn>198</mn>
      </mrow>
      <mi>V</mi>
      <mrow>
        <mi>∠</mi>
        <mo stretchy="false">−</mo>
        <mn>26,57</mn>
      </mrow>
      <mi>º</mi>
    </mrow>
    <annotation encoding="StarMath 5.0">E rsub R = Z rsub R cdot I rsub RL= 30 Ω ∠ 0º cdot 6,6 A ∠-26,57º = 198 V ∠-26,57º</annotation>
  </semantics>
</math>
</file>

<file path=Object 35/content.xml><?xml version="1.0" encoding="utf-8"?>
<math xmlns="http://www.w3.org/1998/Math/MathML" display="block">
  <semantics>
    <mrow>
      <mrow>
        <msub>
          <mi>Q</mi>
          <mi>L</mi>
        </msub>
        <mo stretchy="false">=</mo>
        <mfrac>
          <mrow>
            <msub>
              <mi>E</mi>
              <mi>L</mi>
            </msub>
            <mn>²</mn>
          </mrow>
          <msub>
            <mi>Z</mi>
            <mi>L</mi>
          </msub>
        </mfrac>
        <mo stretchy="false">=</mo>
        <mfrac>
          <mrow>
            <mrow>
              <mo fence="true" stretchy="false">(</mo>
              <mrow>
                <mrow>
                  <mn>99</mn>
                  <mi>V</mi>
                </mrow>
              </mrow>
              <mo fence="true" stretchy="false">)</mo>
            </mrow>
            <mn>²</mn>
          </mrow>
          <mrow>
            <mn>15</mn>
            <mi>Ω</mi>
          </mrow>
        </mfrac>
        <mo stretchy="false">=</mo>
        <mn>653,4</mn>
      </mrow>
      <mi mathvariant="italic">VAR</mi>
    </mrow>
    <annotation encoding="StarMath 5.0">Q rsub L = {{E rsub L}²} over Z rsub L = {(99 V) ²} over {15 Ω} = 653,4 VAR </annotation>
  </semantics>
</math>
</file>

<file path=Object 36/content.xml><?xml version="1.0" encoding="utf-8"?>
<math xmlns="http://www.w3.org/1998/Math/MathML" display="block">
  <semantics>
    <mrow>
      <msub>
        <mi>Q</mi>
        <mi>C</mi>
      </msub>
      <mo stretchy="false">=</mo>
      <msub>
        <mi>Q</mi>
        <mi>L</mi>
      </msub>
    </mrow>
    <annotation encoding="StarMath 5.0">Q rsub C = Q rsub L</annotation>
  </semantics>
</math>
</file>

<file path=Object 37/content.xml><?xml version="1.0" encoding="utf-8"?>
<math xmlns="http://www.w3.org/1998/Math/MathML" display="block">
  <semantics>
    <mrow>
      <mrow>
        <msub>
          <mi>Q</mi>
          <mi>C</mi>
        </msub>
        <mo stretchy="false">=</mo>
        <mn>653,4</mn>
      </mrow>
      <mi mathvariant="italic">VAR</mi>
    </mrow>
    <annotation encoding="StarMath 5.0">Q rsub C = 653,4 VAR</annotation>
  </semantics>
</math>
</file>

<file path=Object 4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  <mo stretchy="false">⋅</mo>
          <mn>0,095</mn>
        </mrow>
      </mrow>
      <mrow>
        <mi>H</mi>
        <mo stretchy="false">=</mo>
        <mn>29,8</mn>
      </mrow>
      <mi>Ω</mi>
    </mrow>
    <annotation encoding="StarMath 5.0">X rsub L = 2 cdot %pi cdot f cdot L = 2 cdot %pi cdot 50 cdot 0,095 H = 29,8 Ω</annotation>
  </semantics>
</math>
</file>

<file path=Object 5/content.xml><?xml version="1.0" encoding="utf-8"?>
<math xmlns="http://www.w3.org/1998/Math/MathML" display="block">
  <semantics>
    <mrow>
      <mrow>
        <msub>
          <mi>I</mi>
          <mi>C</mi>
        </msub>
        <mo stretchy="false">=</mo>
        <mfrac>
          <msub>
            <mi>E</mi>
            <mi>C</mi>
          </msub>
          <msub>
            <mi>Z</mi>
            <mi>C</mi>
          </msub>
        </mfrac>
        <mo stretchy="false">=</mo>
        <mfrac>
          <mrow>
            <mn>220</mn>
            <mi>V</mi>
            <mi>∠</mi>
            <mn>0</mn>
            <mi>º</mi>
          </mrow>
          <mrow>
            <mn>63,7</mn>
            <mi>Ω</mi>
            <mrow>
              <mi>∠</mi>
              <mo stretchy="false">−</mo>
              <mn>90</mn>
            </mrow>
            <mi>º</mi>
          </mrow>
        </mfrac>
        <mo stretchy="false">=</mo>
        <mn>3,45</mn>
      </mrow>
      <mi>A</mi>
      <mi>∠</mi>
      <mn>90</mn>
      <mi>º</mi>
    </mrow>
    <annotation encoding="StarMath 5.0">I rsub C = E rsub C over Z rsub C = {220 V ∠0º} over { 63,7 Ω ∠-90º } = 3,45 A ∠90º</annotation>
  </semantics>
</math>
</file>

<file path=Object 6/content.xml><?xml version="1.0" encoding="utf-8"?>
<math xmlns="http://www.w3.org/1998/Math/MathML" display="block">
  <semantics>
    <mrow>
      <mrow>
        <msub>
          <mi>Z</mi>
          <mi mathvariant="italic">RL</mi>
        </msub>
        <mo stretchy="false">=</mo>
        <mrow>
          <mi>R</mi>
          <mo stretchy="false">+</mo>
          <mi>j</mi>
        </mrow>
      </mrow>
      <mrow>
        <msub>
          <mi>X</mi>
          <mi>L</mi>
        </msub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29,8</mn>
            </mrow>
          </mrow>
          <mo fence="true" stretchy="false">)</mo>
        </mrow>
      </mrow>
      <mrow>
        <mi>Ω</mi>
        <mo stretchy="false">=</mo>
        <mn>31,4</mn>
      </mrow>
      <mi>Ω</mi>
      <mi>∠</mi>
      <mn>71,45</mn>
      <mi>º</mi>
    </mrow>
    <annotation encoding="StarMath 5.0">Z rsub RL = R + j X rsub L = (10  + j 29,8) Ω = 31,4Ω ∠ 71,45º</annotation>
  </semantics>
</math>
</file>

<file path=Object 7/content.xml><?xml version="1.0" encoding="utf-8"?>
<math xmlns="http://www.w3.org/1998/Math/MathML" display="block">
  <semantics>
    <mrow>
      <mrow>
        <msub>
          <mi>I</mi>
          <mi mathvariant="italic">RL</mi>
        </msub>
        <mo stretchy="false">=</mo>
        <mfrac>
          <msub>
            <mi>E</mi>
            <mi>T</mi>
          </msub>
          <msub>
            <mi>Z</mi>
            <mi mathvariant="italic">RL</mi>
          </msub>
        </mfrac>
        <mo stretchy="false">=</mo>
        <mfrac>
          <mrow>
            <mn>220</mn>
            <mi>V</mi>
            <mi>∠</mi>
            <mn>0</mn>
            <mi>º</mi>
          </mrow>
          <mrow>
            <mn>31,4</mn>
            <mi>Ω</mi>
            <mi>∠</mi>
            <mn>71,45</mn>
            <mi>º</mi>
          </mrow>
        </mfrac>
        <mo stretchy="false">=</mo>
        <mn>7</mn>
      </mrow>
      <mi>A</mi>
      <mrow>
        <mi>∠</mi>
        <mo stretchy="false">−</mo>
        <mn>71,45</mn>
      </mrow>
      <mrow>
        <mi>º</mi>
        <mo stretchy="false">=</mo>
        <mrow>
          <mo fence="true" stretchy="false">(</mo>
          <mrow>
            <mrow>
              <mrow>
                <mn>2,2</mn>
                <mo stretchy="false">−</mo>
                <mi>j</mi>
              </mrow>
              <mn>6,6</mn>
            </mrow>
          </mrow>
          <mo fence="true" stretchy="false">)</mo>
        </mrow>
      </mrow>
      <mi>A</mi>
    </mrow>
    <annotation encoding="StarMath 5.0">I rsub RL = E rsub T over Z rsub RL = {220 V ∠0º} over { 31,4 Ω ∠71,45º } = 7 A ∠-71,45º = (2,2 - j6,6) A</annotation>
  </semantics>
</math>
</file>

<file path=Object 8/content.xml><?xml version="1.0" encoding="utf-8"?>
<math xmlns="http://www.w3.org/1998/Math/MathML" display="block">
  <semantics>
    <mrow>
      <mrow>
        <mi>P</mi>
        <mo stretchy="false">=</mo>
        <mfrac>
          <mrow>
            <mrow>
              <mo fence="true" stretchy="false">(</mo>
              <mrow>
                <msub>
                  <mi>E</mi>
                  <mi>R</mi>
                </msub>
              </mrow>
              <mo fence="true" stretchy="false">)</mo>
            </mrow>
            <mn>²</mn>
          </mrow>
          <mi>R</mi>
        </mfrac>
        <mo stretchy="false">=</mo>
        <mfrac>
          <mrow>
            <mrow>
              <mo fence="true" stretchy="false">(</mo>
              <mrow>
                <mrow>
                  <mn>70</mn>
                  <mi>V</mi>
                </mrow>
              </mrow>
              <mo fence="true" stretchy="false">)</mo>
            </mrow>
            <mn>²</mn>
          </mrow>
          <mrow>
            <mn>10</mn>
            <mi>Ω</mi>
          </mrow>
        </mfrac>
        <mo stretchy="false">=</mo>
        <mn>490</mn>
      </mrow>
      <mi>W</mi>
    </mrow>
    <annotation encoding="StarMath 5.0">P = {(E rsub R)²} over R =  {(70 V)²} over {10 Ω} = 490 W</annotation>
  </semantics>
</math>
</file>

<file path=Object 9/content.xml><?xml version="1.0" encoding="utf-8"?>
<math xmlns="http://www.w3.org/1998/Math/MathML" display="block">
  <semantics>
    <mrow>
      <mrow>
        <msub>
          <mi>Q</mi>
          <mi>L</mi>
        </msub>
        <mo stretchy="false">=</mo>
        <mfrac>
          <mrow>
            <mrow>
              <mo fence="true" stretchy="false">(</mo>
              <mrow>
                <msub>
                  <mi>E</mi>
                  <mi>L</mi>
                </msub>
              </mrow>
              <mo fence="true" stretchy="false">)</mo>
            </mrow>
            <mn>²</mn>
          </mrow>
          <msub>
            <mi>X</mi>
            <mi>L</mi>
          </msub>
        </mfrac>
        <mo stretchy="false">=</mo>
        <mfrac>
          <mrow>
            <mrow>
              <mo fence="true" stretchy="false">(</mo>
              <mrow>
                <mrow>
                  <mn>208,6</mn>
                  <mi>V</mi>
                </mrow>
              </mrow>
              <mo fence="true" stretchy="false">)</mo>
            </mrow>
            <mn>²</mn>
          </mrow>
          <mrow>
            <mn>29,8</mn>
            <mi>Ω</mi>
          </mrow>
        </mfrac>
        <mo stretchy="false">=</mo>
        <mn>1460,2</mn>
      </mrow>
      <mi mathvariant="italic">VAR</mi>
    </mrow>
    <annotation encoding="StarMath 5.0">Q rsub L = {(E rsub L)²} over X Rsub L =  {(208,6 V)²} over {29,8 Ω} = 1460,2 VAR</annotation>
  </semantics>
</math>
</file>